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7cm" fo:margin-left="1.08cm" table:align="left" style:writing-mode="lr-tb"/>
    </style:style>
    <style:style style:name="Table1.A" style:family="table-column">
      <style:table-column-properties style:column-width="4.927cm"/>
    </style:style>
    <style:style style:name="Table1.B" style:family="table-column">
      <style:table-column-properties style:column-width="4.946cm"/>
    </style:style>
    <style:style style:name="Table1.C" style:family="table-column">
      <style:table-column-properties style:column-width="4.82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text-properties style:font-name="Arial" style:font-name-complex="Arial1"/>
    </style:style>
    <style:style style:name="P2" style:family="paragraph" style:parent-style-name="Standard">
      <style:paragraph-properties fo:margin-top="0cm" fo:margin-bottom="0cm" fo:line-height="100%"/>
      <style:text-properties style:font-name="Arial" style:font-name-complex="Arial1"/>
    </style:style>
    <style:style style:name="P3" style:family="paragraph" style:parent-style-name="Standard">
      <style:paragraph-properties fo:margin-top="0cm" fo:margin-bottom="0cm" fo:line-height="100%"/>
      <style:text-properties style:font-name="Arial" fo:font-weight="bold" style:font-weight-asian="bold" style:font-name-complex="Arial1"/>
    </style:style>
    <style:style style:name="P4" style:family="paragraph" style:parent-style-name="Standard">
      <style:paragraph-properties fo:margin-left="1.249cm" fo:margin-right="0cm" fo:margin-top="0cm" fo:margin-bottom="0cm" fo:line-height="100%" fo:text-indent="0cm" style:auto-text-indent="false"/>
    </style:style>
    <style:style style:name="P5" style:family="paragraph" style:parent-style-name="Standard">
      <style:paragraph-properties fo:margin-left="1.249cm" fo:margin-right="0cm" fo:margin-top="0cm" fo:margin-bottom="0cm" fo:line-height="100%" fo:text-indent="0cm" style:auto-text-indent="false"/>
      <style:text-properties style:font-name="Arial" style:font-name-complex="Arial1"/>
    </style:style>
    <style:style style:name="P6" style:family="paragraph" style:parent-style-name="Standard">
      <style:paragraph-properties fo:margin-left="1.249cm" fo:margin-right="0cm" fo:text-indent="0cm" style:auto-text-indent="false"/>
    </style:style>
    <style:style style:name="P7" style:family="paragraph" style:parent-style-name="Standard">
      <style:paragraph-properties fo:margin-left="1.905cm" fo:margin-right="0cm" fo:margin-top="0cm" fo:margin-bottom="0cm" fo:line-height="100%" fo:text-indent="0cm" style:auto-text-indent="false"/>
    </style:style>
    <style:style style:name="P8" style:family="paragraph" style:parent-style-name="Standard">
      <style:paragraph-properties fo:margin-left="1.905cm" fo:margin-right="0cm" fo:margin-top="0cm" fo:margin-bottom="0cm" fo:line-height="100%" fo:text-indent="0cm" style:auto-text-indent="false"/>
      <style:text-properties style:font-name="Arial" style:font-name-complex="Arial1"/>
    </style:style>
    <style:style style:name="P9" style:family="paragraph" style:parent-style-name="Standard">
      <style:paragraph-properties fo:margin-left="1.244cm" fo:margin-right="0cm" fo:margin-top="0cm" fo:margin-bottom="0cm" fo:line-height="100%" fo:text-indent="0cm" style:auto-text-indent="false"/>
      <style:text-properties style:font-name="Arial" style:font-name-complex="Arial1"/>
    </style:style>
    <style:style style:name="P10" style:family="paragraph" style:parent-style-name="Standard">
      <style:paragraph-properties fo:margin-left="1.27cm" fo:margin-right="0cm" fo:margin-top="0cm" fo:margin-bottom="0cm" fo:line-height="100%" fo:text-indent="0cm" style:auto-text-indent="false"/>
    </style:style>
    <style:style style:name="P11" style:family="paragraph" style:parent-style-name="Standard">
      <style:paragraph-properties fo:margin-left="1.27cm" fo:margin-right="0cm" fo:margin-top="0cm" fo:margin-bottom="0cm" fo:line-height="100%" fo:text-indent="0cm" style:auto-text-indent="false"/>
      <style:text-properties style:font-name="Arial" style:font-name-complex="Arial1"/>
    </style:style>
    <style:style style:name="P12" style:family="paragraph" style:parent-style-name="Standard">
      <style:paragraph-properties fo:margin-left="1.249cm" fo:margin-right="0cm" fo:margin-top="0cm" fo:margin-bottom="0cm" fo:line-height="100%" fo:text-indent="1.249cm" style:auto-text-indent="false"/>
    </style:style>
    <style:style style:name="P13" style:family="paragraph" style:parent-style-name="Standard">
      <style:paragraph-properties fo:margin-left="1.799cm" fo:margin-right="0cm" fo:margin-top="0cm" fo:margin-bottom="0cm" fo:line-height="100%" fo:text-indent="0cm" style:auto-text-indent="false"/>
    </style:style>
    <style:style style:name="P14" style:family="paragraph" style:parent-style-name="Standard">
      <style:paragraph-properties fo:margin-left="0.635cm" fo:margin-right="0cm" fo:margin-top="0cm" fo:margin-bottom="0cm" fo:line-height="100%" fo:text-indent="0cm" style:auto-text-indent="false"/>
    </style:style>
    <style:style style:name="P15" style:family="paragraph" style:parent-style-name="Standard">
      <style:paragraph-properties fo:margin-left="0.635cm" fo:margin-right="0cm" fo:text-indent="0cm" style:auto-text-indent="false"/>
    </style:style>
    <style:style style:name="P16" style:family="paragraph" style:parent-style-name="List_20_Paragraph" style:list-style-name="WWNum1"/>
    <style:style style:name="P17" style:family="paragraph" style:parent-style-name="List_20_Paragraph">
      <style:text-properties style:font-name="Arial" style:font-name-complex="Arial1"/>
    </style:style>
    <style:style style:name="P18" style:family="paragraph" style:parent-style-name="List_20_Paragraph">
      <style:text-properties style:font-name="Arial" fo:font-weight="bold" style:font-weight-asian="bold" style:font-name-complex="Arial1"/>
    </style:style>
    <style:style style:name="P19" style:family="paragraph" style:parent-style-name="List_20_Paragraph" style:list-style-name="WWNum2"/>
    <style:style style:name="P20" style:family="paragraph" style:parent-style-name="List_20_Paragraph" style:list-style-name="WWNum4"/>
    <style:style style:name="P21" style:family="paragraph" style:parent-style-name="List_20_Paragraph">
      <style:paragraph-properties fo:margin-top="0cm" fo:margin-bottom="0cm" fo:line-height="100%"/>
    </style:style>
    <style:style style:name="P22" style:family="paragraph" style:parent-style-name="List_20_Paragraph" style:list-style-name="WWNum1">
      <style:paragraph-properties fo:margin-top="0cm" fo:margin-bottom="0cm" fo:line-height="100%"/>
    </style:style>
    <style:style style:name="P23" style:family="paragraph" style:parent-style-name="List_20_Paragraph" style:list-style-name="WWNum8">
      <style:paragraph-properties fo:margin-top="0cm" fo:margin-bottom="0cm" fo:line-height="100%"/>
    </style:style>
    <style:style style:name="P24" style:family="paragraph" style:parent-style-name="List_20_Paragraph" style:list-style-name="WWNum9">
      <style:paragraph-properties fo:margin-top="0cm" fo:margin-bottom="0cm" fo:line-height="100%"/>
    </style:style>
    <style:style style:name="P25" style:family="paragraph" style:parent-style-name="List_20_Paragraph" style:list-style-name="WWNum2">
      <style:paragraph-properties fo:margin-top="0cm" fo:margin-bottom="0cm" fo:line-height="100%"/>
    </style:style>
    <style:style style:name="P26" style:family="paragraph" style:parent-style-name="List_20_Paragraph" style:list-style-name="WWNum10">
      <style:paragraph-properties fo:margin-top="0cm" fo:margin-bottom="0cm" fo:line-height="100%"/>
    </style:style>
    <style:style style:name="P27" style:family="paragraph" style:parent-style-name="List_20_Paragraph" style:list-style-name="WWNum11">
      <style:paragraph-properties fo:margin-top="0cm" fo:margin-bottom="0cm" fo:line-height="100%"/>
    </style:style>
    <style:style style:name="P28" style:family="paragraph" style:parent-style-name="List_20_Paragraph" style:list-style-name="WWNum12">
      <style:paragraph-properties fo:margin-top="0cm" fo:margin-bottom="0cm" fo:line-height="100%"/>
    </style:style>
    <style:style style:name="P29" style:family="paragraph" style:parent-style-name="List_20_Paragraph" style:list-style-name="WWNum13">
      <style:paragraph-properties fo:margin-top="0cm" fo:margin-bottom="0cm" fo:line-height="100%"/>
    </style:style>
    <style:style style:name="P30" style:family="paragraph" style:parent-style-name="List_20_Paragraph" style:list-style-name="WWNum7">
      <style:paragraph-properties fo:margin-top="0cm" fo:margin-bottom="0cm" fo:line-height="100%"/>
    </style:style>
    <style:style style:name="P31" style:family="paragraph" style:parent-style-name="List_20_Paragraph">
      <style:paragraph-properties fo:margin-top="0cm" fo:margin-bottom="0cm" fo:line-height="100%"/>
      <style:text-properties style:font-name="Arial" style:font-name-complex="Arial1"/>
    </style:style>
    <style:style style:name="P32" style:family="paragraph" style:parent-style-name="List_20_Paragraph" style:list-style-name="WWNum2">
      <style:paragraph-properties fo:margin-top="0cm" fo:margin-bottom="0cm" fo:line-height="100%"/>
      <style:text-properties style:font-name="Arial" style:font-name-complex="Arial1"/>
    </style:style>
    <style:style style:name="P33" style:family="paragraph" style:parent-style-name="List_20_Paragraph">
      <style:paragraph-properties fo:margin-top="0cm" fo:margin-bottom="0cm" fo:line-height="100%"/>
      <style:text-properties style:font-name="Arial" fo:font-weight="bold" style:font-weight-asian="bold" style:font-name-complex="Arial1"/>
    </style:style>
    <style:style style:name="P34" style:family="paragraph" style:parent-style-name="List_20_Paragraph" style:list-style-name="WWNum11">
      <style:paragraph-properties fo:margin-top="0cm" fo:margin-bottom="0cm" fo:line-height="100%"/>
      <style:text-properties style:font-name="Arial" fo:font-weight="bold" style:font-weight-asian="bold" style:font-name-complex="Arial1"/>
    </style:style>
    <style:style style:name="P35" style:family="paragraph" style:parent-style-name="List_20_Paragraph" style:list-style-name="WWNum1" style:master-page-name="Standard">
      <style:paragraph-properties fo:margin-top="0cm" fo:margin-bottom="0cm" fo:line-height="100%" style:page-number="auto"/>
    </style:style>
    <style:style style:name="P36" style:family="paragraph" style:parent-style-name="List_20_Paragraph">
      <style:paragraph-properties fo:margin-left="1.249cm" fo:margin-right="0cm" fo:margin-top="0cm" fo:margin-bottom="0cm" fo:line-height="100%" fo:text-indent="0cm" style:auto-text-indent="false"/>
    </style:style>
    <style:style style:name="P37" style:family="paragraph" style:parent-style-name="List_20_Paragraph">
      <style:paragraph-properties fo:margin-left="1.905cm" fo:margin-right="0cm" fo:margin-top="0cm" fo:margin-bottom="0cm" fo:line-height="100%" fo:text-indent="0cm" style:auto-text-indent="false"/>
    </style:style>
    <style:style style:name="P38" style:family="paragraph" style:parent-style-name="List_20_Paragraph">
      <style:paragraph-properties fo:margin-left="1.905cm" fo:margin-right="0cm" fo:margin-top="0cm" fo:margin-bottom="0cm" fo:line-height="100%" fo:text-indent="0cm" style:auto-text-indent="false"/>
      <style:text-properties style:font-name="Arial" style:font-name-complex="Arial1"/>
    </style:style>
    <style:style style:name="P39" style:family="paragraph" style:parent-style-name="List_20_Paragraph">
      <style:paragraph-properties fo:margin-left="1.905cm" fo:margin-right="0cm" fo:margin-top="0cm" fo:margin-bottom="0cm" fo:line-height="100%" fo:text-indent="0cm" style:auto-text-indent="false"/>
      <style:text-properties style:font-name="Arial" fo:font-weight="bold" style:font-weight-asian="bold" style:font-name-complex="Arial1"/>
    </style:style>
    <style:style style:name="P40" style:family="paragraph" style:parent-style-name="List_20_Paragraph">
      <style:paragraph-properties fo:margin-left="1.27cm" fo:margin-right="0cm" fo:margin-top="0cm" fo:margin-bottom="0cm" fo:line-height="100%" fo:text-indent="0.529cm" style:auto-text-indent="false"/>
      <style:text-properties style:font-name="Arial" style:font-name-complex="Arial1"/>
    </style:style>
    <style:style style:name="P41" style:family="paragraph" style:parent-style-name="List_20_Paragraph">
      <style:paragraph-properties fo:margin-left="1.27cm" fo:margin-right="0cm" fo:margin-top="0cm" fo:margin-bottom="0cm" fo:line-height="100%" fo:text-indent="0.529cm" style:auto-text-indent="false"/>
    </style:style>
    <style:style style:name="P42" style:family="paragraph" style:parent-style-name="List_20_Paragraph">
      <style:paragraph-properties fo:margin-left="2.498cm" fo:margin-right="0cm" fo:margin-top="0cm" fo:margin-bottom="0cm" fo:line-height="100%" fo:text-indent="-1.228cm" style:auto-text-indent="false"/>
      <style:text-properties style:font-name="Arial" style:font-name-complex="Arial1"/>
    </style:style>
    <style:style style:name="P43" style:family="paragraph" style:parent-style-name="List_20_Paragraph">
      <style:paragraph-properties fo:margin-left="3.175cm" fo:margin-right="0cm" fo:margin-top="0cm" fo:margin-bottom="0cm" fo:line-height="100%" fo:text-indent="0cm" style:auto-text-indent="false"/>
      <style:text-properties style:font-name="Arial" style:font-name-complex="Arial1"/>
    </style:style>
    <style:style style:name="P44" style:family="paragraph" style:parent-style-name="List_20_Paragraph">
      <style:paragraph-properties fo:margin-left="0cm" fo:margin-right="0cm" fo:text-indent="0cm" style:auto-text-indent="false"/>
    </style:style>
    <style:style style:name="P45" style:family="paragraph" style:parent-style-name="List_20_Paragraph">
      <style:paragraph-properties fo:margin-left="0cm" fo:margin-right="0cm" fo:text-indent="0cm" style:auto-text-indent="false"/>
      <style:text-properties style:font-name="Arial" fo:font-weight="bold" style:font-weight-asian="bold" style:font-name-complex="Arial1"/>
    </style:style>
    <style:style style:name="P46" style:family="paragraph" style:parent-style-name="Body_20_Text_20_First_20_Indent_20_2">
      <style:text-properties style:font-name="Arial" style:font-name-complex="Arial1"/>
    </style:style>
    <style:style style:name="P47" style:family="paragraph" style:parent-style-name="Body_20_Text_20_First_20_Indent_20_2">
      <style:paragraph-properties fo:margin-left="1.249cm" fo:margin-right="0cm" fo:text-indent="0.021cm" style:auto-text-indent="false"/>
    </style:style>
    <style:style style:name="P48" style:family="paragraph" style:parent-style-name="Body_20_Text_20_First_20_Indent_20_2">
      <style:paragraph-properties fo:margin-left="1.249cm" fo:margin-right="0cm" fo:text-indent="0.021cm" style:auto-text-indent="false"/>
      <style:text-properties style:font-name="Arial" style:font-name-complex="Arial1"/>
    </style:style>
    <style:style style:name="P49" style:family="paragraph" style:parent-style-name="Body_20_Text_20_First_20_Indent_20_2">
      <style:paragraph-properties fo:margin-left="1.249cm" fo:margin-right="0cm" fo:margin-top="0cm" fo:margin-bottom="0cm" fo:line-height="100%" fo:text-indent="0.021cm" style:auto-text-indent="false"/>
    </style:style>
    <style:style style:name="P50" style:family="paragraph" style:parent-style-name="Body_20_Text_20_First_20_Indent_20_2">
      <style:paragraph-properties fo:margin-left="1.249cm" fo:margin-right="0cm" fo:margin-top="0cm" fo:margin-bottom="0cm" fo:line-height="100%" fo:text-indent="0.021cm" style:auto-text-indent="false"/>
      <style:text-properties style:font-name="Arial" style:font-name-complex="Arial1"/>
    </style:style>
    <style:style style:name="P51" style:family="paragraph" style:parent-style-name="Footer">
      <style:paragraph-properties fo:text-align="end" style:justify-single-word="false"/>
    </style:style>
    <style:style style:name="P52" style:family="paragraph" style:parent-style-name="Header">
      <style:paragraph-properties fo:text-align="center" style:justify-single-word="false" style:border-line-width-bottom="0.106cm 0.035cm 0.026cm" fo:padding-left="0cm" fo:padding-right="0cm" fo:padding-top="0cm" fo:padding-bottom="0.035cm" fo:border-left="none" fo:border-right="none" fo:border-top="none" fo:border-bottom="3pt double #622423"/>
    </style:style>
    <style:style style:name="T1" style:family="text">
      <style:text-properties style:font-name="Arial" style:font-name-complex="Arial1"/>
    </style:style>
    <style:style style:name="T2" style:family="text">
      <style:text-properties style:font-name="Arial" fo:font-weight="bold" style:font-weight-asian="bold" style:font-name-complex="Arial1"/>
    </style:style>
    <style:style style:name="T3" style:family="text">
      <style:text-properties style:font-name="Arial" fo:font-style="italic" style:font-style-asian="italic" style:font-name-complex="Arial1"/>
    </style:style>
    <style:style style:name="T4" style:family="text">
      <style:text-properties style:font-name="Arial" fo:font-style="italic" fo:font-weight="bold" style:font-style-asian="italic" style:font-weight-asian="bold" style:font-name-complex="Arial1"/>
    </style:style>
    <style:style style:name="T5" style:family="text">
      <style:text-properties style:font-name="Arial" style:text-underline-style="solid" style:text-underline-width="auto" style:text-underline-color="font-color" style:font-name-complex="Arial1"/>
    </style:style>
    <style:style style:name="T6" style:family="text">
      <style:text-properties style:font-name="Cambria" fo:font-size="16pt" style:font-size-asian="16pt" style:font-name-complex="F"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7013085" text:style-name="WWNum1">
        <text:list-item>
          <text:p text:style-name="P35"><text:span text:style-name="T2">Explique el funcionamiento de los mecanismos de regulación de un sistema. Definir cuál es la diferencia entre un sistema causal y un sistema finalista. Describir los tipos de sistemas causales. ¿Cuál es el componente (mecanismo) que contiene un sistema para convertirlo en finalista? </text:span><text:span text:style-name="T3">Parte I – Capitulo 4 – Pág. 29</text:span></text:p>
        </text:list-item>
      </text:list>
      <text:p text:style-name="P21"><text:span text:style-name="T1">El sistema de regulación es el nivel de control del sistema que le permite mantener a las variaciones de sus salidas procesales dentro de los niveles de tolerancia. El nivel de estabilidad ya sea alto, bajo o medio exige que los sistemas de control (regulación) se modifiquen y adecuen tanto en lo que hace a su concepción como en lo referente a su periodicidad.</text:span></text:p>
      <text:p text:style-name="P21"><text:span text:style-name="T1">Podemos considerar a los sistemas como cajas negras, con entradas y salidas desde y hacia su entorno. Algunas de las entradas pueden ser determinadas y otras aleatorias que producen las perturbaciones al sistema. Ante esta situación, al no actuar un sistema de regulación, se producen salidas que pueden ser determinadas o estadísticamente determinadas. En función a este fenómeno podemos realizar una identificación de dos tipos de sistemas: </text:span></text:p>
      <text:p text:style-name="P31"/>
      <text:p text:style-name="P21"><text:span text:style-name="T1">Sistemas causales: Son sistemas que tienen un comportamiento particular, en el cual las salidas están relacionadas con el tipo de entradas. Por lo tanto podemos definir que un sistema es causal si “Existe una relación de causalidad” entre las salidas y las entradas del sistema, más explícitamente, entre la salida y los futuros valores de entrada. </text:span></text:p>
      <text:p text:style-name="P21"><text:span text:style-name="T1">Por ejemplo, un sistema causar es un sistema de control, cuyo comportamiento es de “Lazo abierto”, es decir no tienen retroalimentación. </text:span></text:p>
      <text:p text:style-name="P21"><text:span text:style-name="T1">Los sistemas causales pueden clasificarse en: Sistemas determinados, sistemas estocásticos, sistemas indeterminados.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6"><text:soft-page-break/><text:span text:style-name="T1">Sistemas finalistas: Son sistemas que persiguen un determinado objetivo (finalidad), independientemente de la naturaleza de sus entradas. Este tipo de sistemas contienen mecanismos de regulación para alcanzar su objetivo, y son los que normalmente diseñan los seres humanos.</text:span></text:p>
      <text:p text:style-name="P4"><text:span text:style-name="T1">Internamente los elementos y estructuras que actúan en el sistema finalista, para producir la regulación de los procesos en función de las entradas y poder cumplir con sus objetivos son: </text:span></text:p>
      <text:list xml:id="list291039919" text:style-name="WWNum8">
        <text:list-item>
          <text:p text:style-name="P23"><text:span text:style-name="T1">Sistema de referencia controlado: Es la parte del sistema que representa al conjunto de variables (actividades) a controlar, es decir a mantener dentro de determinados valores, ante la acción de perturbaciones del entorno.</text:span></text:p>
        </text:list-item>
      </text:list>
      <text:p text:style-name="P2"/>
      <text:list xml:id="list1609804325" text:continue-numbering="true" text:style-name="WWNum8">
        <text:list-item>
          <text:p text:style-name="P23"><text:span text:style-name="T1">El sistema de control: Es el responsable de analizar las diferencias entre el estado observado y el deseado, enviando información a los actuadores para que realicen las correspondientes acciones de corrección. Está compuesto por dos procesos: El de comparación y el de decisión. </text:span></text:p>
        </text:list-item>
      </text:list>
      <text:p text:style-name="P2"/>
      <text:list xml:id="list45868677" text:continue-numbering="true" text:style-name="WWNum8">
        <text:list-item>
          <text:p text:style-name="P23"><text:span text:style-name="T1">Los elementos sensores (Detectores): Son los responsables de suministrar información al sistema de control de los estados observados (observadores de la realidad).</text:span></text:p>
        </text:list-item>
      </text:list>
      <text:p text:style-name="P2"/>
      <text:list xml:id="list1982079830" text:continue-numbering="true" text:style-name="WWNum8">
        <text:list-item>
          <text:p text:style-name="P23"><text:span text:style-name="T1">Los actuadores: Son los elementos responsables de realizar las acciones sobre el sistema en función de la información enviada por el decisor del sistema de control. </text:span></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798106818" text:continue-list="list267013085" text:style-name="WWNum1">
        <text:list-item>
          <text:p text:style-name="P22"><text:soft-page-break/><text:span text:style-name="T2">¿Cómo actúa en un sistema la retroalimentación positiva y negativa? Ejemplo de cada una. ¿Cuál de las dos está contenida en los procesos homeostáticos? </text:span><text:span text:style-name="T1"><text:s/></text:span><text:span text:style-name="T3">Parte I – Capitulo 4 – Pag. 17</text:span></text:p>
        </text:list-item>
      </text:list>
      <text:p text:style-name="P21"><text:span text:style-name="T1">La retroalimentaciones (feed-back) son los procesos mediante los cuales el sistema abierto recoge información sobre los efectos de sus decisiones internas en el medio, información que actúa sobre las decisiones (acciones) sucesivas. La retroalimentación puede ser negativa (cuando prima el control) o positiva (cuando prima la amplificación de las desviaciones). Mediante los mecanismos de retroalimentación, los sistemas regulan sus comportamientos de acuerdo a sus efectos reales y no a programas de output fijos. En los sistemas complejos están combinados ambos tipos de corrientes (circularidad, homeostasis).</text:span></text:p>
      <text:p text:style-name="P31"/>
      <text:list xml:id="list339506111" text:style-name="WWNum9">
        <text:list-item>
          <text:p text:style-name="P24"><text:span text:style-name="T5">Retroalimentación negativa</text:span><text:span text:style-name="T1">: Está asociada a los procesos de autorregulación u homeostáticos. Los sistemas con retroalimentación negativa se caracterizar por mantener determinados objetivos. En los sistemas mecánicos los objetivos quedan instalados por un sistema externo (el hombre u otra máquina).</text:span></text:p>
        </text:list-item>
      </text:list>
      <text:p text:style-name="P37"><text:span text:style-name="T1">Ejemplo: Un sistema de calefacción esta retroalimentado negativamente, ya que si la temperatura excede la deseada la calefacción se apagará o bajara de potencia, mientras que si no la alcanza aumentará de fuerza o seguirá igual.</text:span></text:p>
      <text:p text:style-name="P38"/>
      <text:p text:style-name="P38"/>
      <text:list xml:id="list975179993" text:continue-numbering="true" text:style-name="WWNum9">
        <text:list-item>
          <text:p text:style-name="P24"><text:span text:style-name="T5">Retroalimentación positiva (efecto bola de nieve):</text:span><text:span text:style-name="T1"> Indica una cadena cerrada de relaciones causales en donde la variación de uno de sus componentes se propaga en otros componentes del sistema, reforzando la variación inicial y proporcionando un comportamiento sistémico caracterizado por un autorreforzamiento de las variaciones (circularidad). La retroalimentación positiva está asociada a los fenómenos de crecimiento y diferenciación. La circularidad se explica, cuando A causa B y B causa C, pero C causa A, luego A en lo esencial es autocausado.</text:span></text:p>
        </text:list-item>
      </text:list>
      <text:p text:style-name="P37"><text:span text:style-name="T1">La retroalimentación positiva, es un mecanismo de realimentación por el cual una variación en la salida produce un efecto dentro del sistema, que refuerza esa tasa de cambio por lo general esto hace que el sistema no llegue a un punto de equilibrio sino más bien a uno de saturación. </text:span></text:p>
      <text:p text:style-name="P7"><text:span text:style-name="T1">Ejemplo: Los dispositivos semiconductores conducen mejor la corriente cuanto mayor sea la temperatura. Si se calientan en exceso, conducirán mejor, por lo que la corriente que los atraviese será mayor porqué se seguirá calentando hasta su destrucción si no se evita con algún otro dispositivo que limite o impida el paso de la corriente.</text:span></text:p>
      <text:p text:style-name="P8"/>
      <text:list xml:id="list1750159354" text:continue-list="list798106818" text:style-name="WWNum1">
        <text:list-item>
          <text:p text:style-name="P22"><text:span text:style-name="T2">Definir el concepto de sistema abierto y sistema cerrado. Describir el concepto de permeabilidad. </text:span><text:span text:style-name="T3"><text:s/>Parte I – Capitulo 7 – Pag. 2</text:span></text:p>
        </text:list-item>
      </text:list>
      <text:p text:style-name="P21"><text:span text:style-name="T1">No todos los estudiosos concuerdan con la definición de sistema abierto y cerrado. Por ejemplo, Forrester, define como sistema cerrado a aquél cuya corriente de salida, su producto, modifica la corriente de entrada, es decir, sus insumos. Un sistema abierto es aquél cuya corriente de salida no modifica la corriente de entrada. Un ejemplo del primer caso es un sistema de calefacción en que la corriente de salida, calor, modifica la información que recibe el regulador del sistema, termostato. Un ejemplo del segundo sistema (abierto) sería un estanque de agua, en el que la salida de agua no tiene relación directa con la entrada de agua al estanque.</text:span></text:p>
      <text:p text:style-name="P21"><text:soft-page-break/><text:span text:style-name="T1">Sin embargo, la mayoría de los autores y estudiosos de la TGS aceptan características enunciadas por von Bertalanffy que señala que un sistema cerrado es aquel que no intercambia energía con su medio (ya sea de importación o exportación) y el sistema abierto es el que transa con su medio.</text:span></text:p>
      <text:p text:style-name="P31"/>
      <text:p text:style-name="P21"><text:span text:style-name="T1">Finalmente V.L Parsegian, define un sistema abierto como aquel que:</text:span></text:p>
      <text:list xml:id="list1669309271" text:continue-list="list975179993" text:style-name="WWNum9">
        <text:list-item>
          <text:list>
            <text:list-item>
              <text:p text:style-name="P24"><text:span text:style-name="T1">Existe un intercambio de energía y de información entre el subsistema (sistema) y su medio o entorno.</text:span></text:p>
            </text:list-item>
            <text:list-item>
              <text:p text:style-name="P24"><text:span text:style-name="T1">El intercambio es de tal naturaleza que logra mantener alguna forma de equilibrio continuo (o estado permanente), y</text:span></text:p>
            </text:list-item>
            <text:list-item>
              <text:p text:style-name="P24"><text:span text:style-name="T1">Las relaciones con el entorno son tales que permiten cambios y adaptaciones.</text:span></text:p>
            </text:list-item>
          </text:list>
        </text:list-item>
      </text:list>
      <text:p text:style-name="P21"><text:span text:style-name="T1">De acuerdo con este autor, un sistema es cerrado cuando se da lo contrario en cada una de las características enunciadas de un sistema abierto, es decir, no intercambia energía ni información con su medio, aunque pueda experimentar toda clase de cambios, es decir, el sistema se encuentra totalmente aislado. </text:span></text:p>
      <text:p text:style-name="P31"/>
      <text:p text:style-name="P21"><text:span text:style-name="T1">Para la materia Sistemas y Organizaciones, se entiende por sistema abierto, simplemente, aquel que interactúa con su medio, ya sea importando o exportando energía por sus propios medios. Esta definición está contenida ya en las características de un sistema abierto indicadas por Parsegian, sin embargo existe una diferencia fundamental, en el sentido de que el sistema abierto debe estar condicionado de tal modo que sea él quien ejecute estas transacciones.</text:span></text:p>
      <text:p text:style-name="P21"><text:span text:style-name="T1">Así, un sistema abierto se define como aquel sistema que interactúa con su medio, importando energía por sus propios medios, transformando de alguna forma esa energía y finalmente exportando la energía convertida. Un sistema será cerrado cuando no es capaz de llevar a cabo esta actividad por su cuenta. </text:span></text:p>
      <text:p text:style-name="P31"/>
      <text:p text:style-name="P21"><text:span text:style-name="T1">El nivel de permeabilidad de un sistema, mide el grado de relación o de intercambio entre dicho sistema y el contexto. </text:span></text:p>
      <text:p text:style-name="P21"><text:span text:style-name="T1">Un sistema abierto o permeable es aquel sistema que tiene una interrelación con el contexto. Dentro de estos sistemas cabe distinguir a los totalmente permeables que son aquellos donde todos sus subsistemas y elementos experimentan una relación con el contexto. Los sistemas permeables o relativamente permeables son aquellos que sólo tienen interrelación con el contexto en algunos sistemas o en algunas variables. Por último los sistemas de permeabilidad cuasi nula o también llamados sistemas cerrados son aquellos donde la relación con el contexto solo existe a nivel de restricciones procesales y no a nivel de influencia recíproca. Una restricción procesal limita en algo la funcionalidad del sistema pero no intercambia nada. Por ejemplo el cumplimiento de una ley. <text:s/></text:span></text:p>
      <text:p text:style-name="P31"/>
      <text:list xml:id="list541671107" text:continue-list="list1750159354" text:style-name="WWNum1">
        <text:list-item>
          <text:p text:style-name="P22"><text:span text:style-name="T2">¿Las Organizaciones son sistemas abiertos o cerrados? Explicar el funcionamiento de una organización como sistema. <text:s/></text:span><text:span text:style-name="T3">Parte II – Capitulo 1 – Pág. 5</text:span></text:p>
        </text:list-item>
      </text:list>
      <text:p text:style-name="P21"><text:span text:style-name="T1">Las organizaciones poseen todas las características de los sistemas abiertos. <text:s/>Algunas características básicas de la organización son:</text:span></text:p>
      <text:p text:style-name="P37"><text:span text:style-name="T2">1)<text:tab/>Comportamiento probabilístico y no-determinístico.</text:span></text:p>
      <text:p text:style-name="P37"><text:span text:style-name="T2">2) <text:tab/>Las organizaciones como partes de una sociedad mayor y constituida de partes menores: </text:span><text:span text:style-name="T1">Las organizaciones son vistas como sistemas dentro de sistemas. Dichos sistemas son complejos de elementos colocados en </text:span><text:soft-page-break/><text:span text:style-name="T1">interacción, produciendo un todo que no puede ser comprendido tomando las partes independientes.</text:span></text:p>
      <text:p text:style-name="P37"><text:span text:style-name="T2">3)<text:tab/>Interdependencia de las partes: </text:span><text:span text:style-name="T1">un cambio en una de las partes del sistema, afectará a las demás. Las interacciones internas y externas del sistema reflejan diferentes escalones de control y autonomía.</text:span></text:p>
      <text:p text:style-name="P37"><text:span text:style-name="T2">4)<text:tab/>Homeostasis o estado firme: </text:span><text:span text:style-name="T1">La organizaciones puede alcanzar el estado firme, solo cuando presenta dos requisitos, la equifinalidad (Objetivo) y el progreso. La equifinalidad significa que a pensar que haya cambios en la organización, los mismos resultados o condiciones establecidas son alcanzados.</text:span></text:p>
      <text:p text:style-name="P37"><text:span text:style-name="T2">5)<text:tab/>Fronteras o límites:</text:span><text:span text:style-name="T1"> es la línea que demarca lo que está dentro y fuera del sistema. Podría no ser física. </text:span></text:p>
      <text:p text:style-name="P37"><text:span text:style-name="T2">6)<text:tab/>Morfogénesis:</text:span><text:span text:style-name="T1"> el sistema organizacional, diferente de los otros mecánicos y aun de los biológicos, tiene la capacidad de modificar sus maneras estructurales básicas, es considerada por Buckey como su principal característica identificadora. (Modifica su estructura para adaptarse a las variaciones del contexto)</text:span></text:p>
      <text:p text:style-name="P33"/>
      <text:list xml:id="list1663308892" text:continue-numbering="true" text:style-name="WWNum1">
        <text:list-item>
          <text:p text:style-name="P22"><text:span text:style-name="T2">¿Qué es la estructura de un sistema? ¿Cuál es la relación entre la estructura y la complejidad? </text:span><text:span text:style-name="T3">Parte I – Capitulo 4 – Pag.15 <text:s/>y Capitulo 8 – Pag. 2</text:span></text:p>
        </text:list-item>
      </text:list>
      <text:p text:style-name="P21"><text:span text:style-name="T1">Las interacciones e interrelaciones más o menos estables entre las partes o componentes de un sistema, que pueden ser verificadas (identificadas) en un momento dado, constituyen la estructura del sistema.</text:span></text:p>
      <text:p text:style-name="P21"><text:span text:style-name="T1">La noción de estructura de un sistema, se relaciona con la forma y tipos de relaciones (concretas o abstractas) que mantienen los elementos del conjunto. Las relaciones entre los componentes del sistema son “ataduras” entre los mismos. </text:span></text:p>
      <text:p text:style-name="P21"><text:span text:style-name="T1">La estructura puede ser simple o compleja, dependiendo del número y tipo de interrelaciones entre las partes del sistema. Los sistemas complejos involucran jerarquías que son niveles ordenados, partes, o elementos de subsistemas. Los sistemas funcionan a largo plazo, y la eficacia con la cual se realizan depende del tipo y forma de interrelaciones entre los componentes de sistema.</text:span></text:p>
      <text:p text:style-name="P9"><text:bookmark text:name="_GoBack"/></text:p>
      <text:p text:style-name="P21"><text:span text:style-name="T1">La complejidad indica la cantidad de elementos de un sistema (complejidad cuantitativa) y por otro lado, sus potenciales interacciones (conectividad) y el número de estados posibles que se producen a través de éstos (variedad, variabilidad). La complejidad sistémica esta en directa proporción con su variedad y variabilidad, por lo tanto, es siempre una medida comparativa.</text:span></text:p>
      <text:p text:style-name="P31"/>
      <text:list xml:id="list1798678064" text:continue-numbering="true" text:style-name="WWNum1">
        <text:list-item>
          <text:p text:style-name="P22"><text:span text:style-name="T2">Explicar el concepto de organización de un sistema. ¿Cuál es la relación entre organización y estructura? Definir los modos de organización e indicar el factor que permite la clasificación en modos. </text:span><text:span text:style-name="T3">Parte I – Capitulo 8 – Pag. 2</text:span></text:p>
        </text:list-item>
      </text:list>
      <text:p text:style-name="P21"><text:span text:style-name="T1">La organización de un sistema es el conjunto de reglas (restricciones) que necesita funcionalmente para cumplir su objetivo. Es decir que son “ataduras” en los aspectos funcionales y por lo tanto definen su conducta de comportamiento.</text:span></text:p>
      <text:p text:style-name="P31"/>
      <text:p text:style-name="P21"><text:span text:style-name="T1">La funcionalidad del sistema, queda definida por todos los “Procesos” que lo componen y estos están montados sobre la “estructura del sistema”. Por lo tanto la estructura y la organización se encuentran íntimamente ligadas. El cambio de uno de ellos puede producir un cambio en el otro. Un sistema tiene dos tipos de restricciones, la que le impone su organización y la que le impone su estructura. </text:span></text:p>
      <text:p text:style-name="P21"><text:soft-page-break/><text:span text:style-name="T1">La organización es una característica de los sistemas que va más allá de la complejidad de la estructura. La organización se monta sobre la estructura, el esqueleto del sistema. La organización implica una conducta orientada a objetivos. </text:span></text:p>
      <text:p text:style-name="P21"><text:span text:style-name="T1">La organización hace que los elementos componentes del sistema, se comporten en forma diferente a su funcionamiento individual cuando no pertenecen a la organización. Por lo tanto un sistema puede perder su identidad si pierde la organización con la cual logra su objetivo, la razón de su existencia. </text:span></text:p>
      <text:p text:style-name="P21"><text:span text:style-name="T1">Las restricciones de un sistema (originadas por la estructura y por la organización) se encuentran representadas en los procesos que componen el sistema. Dichos procesos nos reflejan el comportamiento y la conducta del sistema para el logro de su objetivo. </text:span></text:p>
      <text:p text:style-name="P31"/>
      <text:p text:style-name="P21"><text:span text:style-name="T1">Según la forma en que se realiza el control y las operaciones, podemos distinguir formas de organización. Las mismas están relacionadas con el lugar donde se toman las decisiones en el sistema de control. Estas son: Centralizada, Jerárquica y Horizontal o Descentralizada.</text:span></text:p>
      <text:p text:style-name="P21"><text:span text:style-name="T1">Modo Centralizado: En este modo, en el mecanismo de control de sistemas, las decisiones se toman únicamente a nivel centralizado y la operación se realiza en cada uno de los nodos. </text:span></text:p>
      <text:p text:style-name="P31"/>
      <text:p text:style-name="P31"/>
      <text:p text:style-name="P31"/>
      <text:p text:style-name="P31"/>
      <text:p text:style-name="P31"/>
      <text:p text:style-name="P31"/>
      <text:p text:style-name="P21"><text:span text:style-name="T1">Modo Jerárquico: En este modo, en el mecanismo de control del sistema, algunas decisiones son centralizadas para todo el sistema y otras pueden descentralizarse en los subsistemas. <text:s/>Ejemplo de esta organización corresponde a las Empresas Multinacionales, donde ciertas decisiones son tomadas localmente y otras en el país de origen. </text:span></text:p>
      <text:p text:style-name="P31"/>
      <text:p text:style-name="P31"/>
      <text:p text:style-name="P31"/>
      <text:p text:style-name="P31"/>
      <text:p text:style-name="P31"/>
      <text:p text:style-name="P31"/>
      <text:p text:style-name="P21"><text:span text:style-name="T1">Modo Horizontal o Descentralizado: En este caso todos tienen el mismo nivel de jerarquía y pueden tomar sus propias decisiones. El control lo lleva cada nodo de forma independiente. </text:span></text:p>
      <text:p text:style-name="P31"/>
      <text:p text:style-name="P31"/>
      <text:p text:style-name="P31"/>
      <text:p text:style-name="P31"/>
      <text:p text:style-name="P31"/>
      <text:p text:style-name="P31"/>
      <text:p text:style-name="P31"/>
      <text:p text:style-name="P31"/>
      <text:p text:style-name="P31"/>
      <text:p text:style-name="P31"/>
      <text:list xml:id="list188915229" text:continue-numbering="true" text:style-name="WWNum1">
        <text:list-item>
          <text:p text:style-name="P22"><text:soft-page-break/><text:span text:style-name="T2">¿Cuáles son los factores para poder diseñar una función de control en un sistema? Diseñar un sistema de control parcialmente descentralizado con colocador de objetivos y sensor centralizado.</text:span></text:p>
        </text:list-item>
      </text:list>
      <text:p text:style-name="P2"/>
      <text:p text:style-name="P21"><text:span text:style-name="T1">El control significa poder competir con la variedad del sistema, elegir la medida apropiada entre todas las posibles o disponibles, que contrarrestará los movimientos o procesos del sistema. El controlador debe aparear las acciones del sistema, es decir, para cada acción (o estímulo) recibido del sistema, debe reaccionar (proporcionar respuesta).</text:span></text:p>
      <text:p text:style-name="P31"/>
      <text:p text:style-name="P21"><text:span text:style-name="T1">Para diseñar la función de control de un sistema, es necesaria la aplicación de los conceptos del ciclo básico de control. El “</text:span><text:span text:style-name="T2">sensor</text:span><text:span text:style-name="T1">” es el mecanismo que proporciona una indicación de la variable a monitorearse. La unidad del sistema de control llamada “</text:span><text:span text:style-name="T2">colocador de objetivos</text:span><text:span text:style-name="T1">”, establece el estándar, el punto de referencia contra el cual se comparará la salida real. <text:s/>Esta comparación la realiza una unidad llamada “</text:span><text:span text:style-name="T2">discriminador o comparador</text:span><text:span text:style-name="T1">”. La diferencia entre la lectura actual y la requerida se transmite al </text:span><text:span text:style-name="T2">autor de</text:span><text:span text:style-name="T1"> </text:span><text:span text:style-name="T2">decisiones</text:span><text:span text:style-name="T1">, quien decide sobre la acción posible a realizarse por el “</text:span><text:span text:style-name="T2">efector</text:span><text:span text:style-name="T1">”.</text:span></text:p>
      <text:p text:style-name="P4"><text:span text:style-name="T1">A la combinación de sensor, discriminador, colocador de objetivos, autor de decisión, efector, puede llamársele un adaptador. El adaptador proporciona la capacidad de “adaptar” las actividades bajo control a las condiciones interna y externa a fin de mantener una salida deseada o esperada.</text:span></text:p>
      <text:p text:style-name="P31"/>
      <text:p text:style-name="P21"><text:span text:style-name="T1">La eficacia de la función de control, depende del grado de coordinación entre sus diferentes componentes. Esta se facilita cuando todos los componentes están asignados y combinados en un agente. Se entorpece cuando cada componente se asigna a un agente distinto.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2005776151" text:continue-numbering="true" text:style-name="WWNum1">
        <text:list-item>
          <text:p text:style-name="P22"><text:soft-page-break/><text:span text:style-name="T2">Definir qué es un sistema <text:s/>organizativo. Dibujar el modelo correspondiente y describir su funcionamiento y el de los sistemas componentes. </text:span><text:span text:style-name="T3">Parte II – Capitulo 2 – Pag. 16</text:span></text:p>
        </text:list-item>
      </text:list>
      <text:p text:style-name="P21"><text:span text:style-name="T1">El sistema organizativo lo podemos definir como:</text:span></text:p>
      <text:list xml:id="list275108200" text:style-name="WWNum2">
        <text:list-item>
          <text:p text:style-name="P25"><text:span text:style-name="T1">Un conjunto de recursos humanos.</text:span></text:p>
        </text:list-item>
        <text:list-item>
          <text:p text:style-name="P25"><text:span text:style-name="T1">Un conjunto de instrumentos automáticos y manuales de memorización, intercambio, elaboración y adquisición de datos e información, recogidos de la organización por su propia actividad, control y planificación. </text:span></text:p>
        </text:list-item>
        <text:list-item>
          <text:p text:style-name="P25"><text:span text:style-name="T1">El conjunto de procedimientos automáticos y manuales para desarrollar las precedentes actividades.</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oft-page-break/><text:span text:style-name="T1">El primer componente de este modelo Organización está constituido por el conjunto de las actividades primarias que el sistema desarrolla, <text:s/>transformando recursos de ingreso en recursos de salida. <text:s/>Este conjunto de actividades se denomina </text:span><text:span text:style-name="T2"><text:s/>sistema operante. </text:span><text:span text:style-name="T1"><text:s/>El desarrollo de estas actividades está siempre gobernado por otro conjunto de actividades (subsistema), denominadas de </text:span><text:span text:style-name="T2">regulación <text:s/></text:span><text:span text:style-name="T1">y </text:span><text:span text:style-name="T2"><text:s/>control. </text:span><text:span text:style-name="T1"><text:s/>Su función es la de hacer que las actividades primarias estén dirigidas al logro de los objetivos propios del sistema Organización, y sean compatibles con todos los vínculos, internos y externos, que condicionan la vida del sistema. La función de regulación y control, para poder ser desarrollada, tiene la necesidad que se realice, dentro del sistema, otro conjunto de actividades dirigidas a la adquisición y tratamiento de información. El </text:span><text:span text:style-name="T2">sistema informativo.</text:span></text:p>
      <text:p text:style-name="Text_20_body"><text:span text:style-name="T1">El flujo de información, no se desarrolla solamente en el sentido que va desde las actividades primarias a las de regulación y control. Esto sucede también en sentido inverso, toda vez que <text:s/>el subsistema de regulación y control ejecuta acciones de modificación sobre las actividades primarias, mediante las comunicaciones de decisiones. Una decisión puede ser definida como un particular tipo de información, que tiene como objetivo provocar una acción determinada. Por lo tanto es posible identificar, en el interior del sistema organizativo, un subsistema de actividades que definiremos </text:span><text:span text:style-name="T2"><text:s/>Sistema de decisión </text:span><text:span text:style-name="T1"><text:s/>y que forma parte del sistema de regulación y control.</text:span></text:p>
      <text:p text:style-name="Text_20_body"><text:span text:style-name="T1">El sistema organizativo para su funcionamiento tiene la necesidad, no solo de informaciones relativas a los acontecimientos que suceden en el momento en que la decisión debe ser tomada, sino también de sucesos pasados. Es necesario por lo tanto la presencia de </text:span><text:span text:style-name="T2">memoria.</text:span><text:span text:style-name="T1"> </text:span></text:p>
      <text:p text:style-name="Text_20_body"><text:span text:style-name="T1">En las Organizaciones modernas, existe otro subsistema importante que colabora con el sistema de decisión, y es el de </text:span><text:span text:style-name="T2">gestión de conocimiento. </text:span><text:span text:style-name="T1"><text:s/>El conocimiento almacenado es lo que se denomina “conocimiento explícito” y no es otra cosa que el registro de las experiencias vividas por la organización en términos de acciones y resultados. El sistema de información, que también alimenta al sistema de decisión, colabora con el conocimiento tácito del decisor.</text:span></text:p>
      <text:p text:style-name="Text_20_body"><text:span text:style-name="T1">En conclusión, se individualizan progresivamente en el interior del sistema organización dos componentes importantes: El sistema organizativo y el sistema productivo u operante. </text:span></text:p>
      <text:p text:style-name="Text_20_body"><text:span text:style-name="T1">Por otro lado podemos decir que el sistema Organizativo tiene las siguientes componentes:</text:span></text:p>
      <text:list xml:id="list1211037125" text:continue-numbering="true" text:style-name="WWNum2">
        <text:list-item>
          <text:p text:style-name="P25"><text:span text:style-name="T1">El sistema de </text:span><text:span text:style-name="T2">regulación y control, </text:span><text:span text:style-name="T1">que gobierna el sistema operante</text:span><text:span text:style-name="T2">.</text:span></text:p>
        </text:list-item>
        <text:list-item>
          <text:p text:style-name="P25"><text:span text:style-name="T1">El sistema </text:span><text:span text:style-name="T2">informativo, </text:span><text:span text:style-name="T1"><text:s/>que asegura la generación, la elaboración, la circulación y la memorización de la información.</text:span></text:p>
        </text:list-item>
        <text:list-item>
          <text:p text:style-name="P25"><text:span text:style-name="T1">El de </text:span><text:span text:style-name="T2">gestión de conocimiento.</text:span></text:p>
        </text:list-item>
        <text:list-item>
          <text:p text:style-name="P25"><text:span text:style-name="T1">El sistema de </text:span><text:span text:style-name="T2">decisión </text:span><text:span text:style-name="T1">que genera acciones en el sistema operante.</text:span></text:p>
        </text:list-item>
      </text:list>
      <text:p text:style-name="P1"/>
      <text:p text:style-name="P17"/>
      <text:p text:style-name="P17"/>
      <text:p text:style-name="P17"><text:soft-page-break/></text:p>
      <text:p text:style-name="P17"/>
      <text:p text:style-name="P17"/>
      <text:list xml:id="list2079002142" text:continue-list="list2005776151" text:style-name="WWNum1">
        <text:list-item>
          <text:p text:style-name="P22"><text:span text:style-name="T3">Parte II – Capitulo 11 </text:span></text:p>
        </text:list-item>
      </text:list>
      <text:list xml:id="list1517671061" text:style-name="WWNum10">
        <text:list-item>
          <text:p text:style-name="P26"><text:span text:style-name="T2">Explicar cómo funciona el sistema de información de una organización.</text:span></text:p>
        </text:list-item>
        <text:list-item>
          <text:p text:style-name="P26"><text:span text:style-name="T2"><text:s/>¿Cuáles son sus componentes? </text:span></text:p>
        </text:list-item>
        <text:list-item>
          <text:p text:style-name="P26"><text:span text:style-name="T2">¿Cuáles son las categorías de sistemas informáticos dentro de las Organizaciones?</text:span></text:p>
        </text:list-item>
        <text:list-item>
          <text:p text:style-name="P26"><text:span text:style-name="T2">¿Qué característica debe tener en cada uno de los niveles de la organización?</text:span></text:p>
        </text:list-item>
      </text:list>
      <text:p text:style-name="P39"/>
      <text:list xml:id="list430987166" text:style-name="WWNum11">
        <text:list-item>
          <text:p text:style-name="P34"/>
        </text:list-item>
      </text:list>
      <text:p text:style-name="P10"><text:span text:style-name="T1">Un sistema de información es un conjunto de elementos ordenadamente relacionados entre sí de acuerdo con unas ciertas reglas que aporta a la organización la información necesaria para el cumplimiento de sus fines, para lo cual tendrá que recoger, procesar y almacenar datos, procedentes tanto de la misma organización como de fuentes externas, facilitando la recuperación, elaboración y representación de los mismos. Uno de los instrumentos fundamentales para facilitar al sistema de información el cumplimiento de estas funciones de recuperación, elaboración y presentación de los datos es la base de datos.</text:span></text:p>
      <text:p text:style-name="P10"><text:span text:style-name="T1">Un sistema de información, dentro de su comportamiento dinámico deberá controlar su actuación en función de cómo las salidas cumplen con los objetivos marcados, de esta forma, el sistema se va adecuando dinámicamente a unas condiciones de entorno que, en el caso más general, son variables en el tiempo.</text:span></text:p>
      <text:p text:style-name="P10"><text:span text:style-name="T1">El control del sistema de información puede realizarse por medio de mecanismos internos (adaptadores internos) y por mecanismos situados en su contexto.</text:span></text:p>
      <text:p text:style-name="P10"><text:span text:style-name="T1">En el control del sistema de información se distinguen los siguientes componentes: </text:span></text:p>
      <text:list xml:id="list1305255133" text:continue-list="list1211037125" text:style-name="WWNum2">
        <text:list-item>
          <text:p text:style-name="P25"><text:span text:style-name="T1">El </text:span><text:span text:style-name="T3">adaptador interno</text:span><text:span text:style-name="T1"> del sistema, que ejerce funciones de planificación y gobierno, actúa de acuerdo con la información que recoge de la salida mediando el sensor, enviando estímulos a la unidad de entrada (actuador) para conseguir que las salidas respondan a los objetivos del sistema. Debe ser capaz de recibir información, interpretarla, compararla con los objetivos previstos y emitir los impulsos de control que exija la regulación del sistema. </text:span></text:p>
        </text:list-item>
        <text:list-item>
          <text:p text:style-name="P25"><text:span text:style-name="T1">Las </text:span><text:span text:style-name="T3">entradas </text:span><text:span text:style-name="T1">del sistema son los elementos que se consumen o transforman en el proceso. </text:span></text:p>
        </text:list-item>
      </text:list>
      <text:p text:style-name="P37"><text:span text:style-name="T1">Los Sistemas de Información se diferencian de otros sistemas porque en ellos las entradas no se consumen, sólo se transforman, pro no se destruyen, sino que quedan almacenadas en la base de datos del propio sistema.</text:span></text:p>
      <text:list xml:id="list1690423207" text:continue-numbering="true" text:style-name="WWNum2">
        <text:list-item>
          <text:p text:style-name="P25"><text:span text:style-name="T1">Las </text:span><text:span text:style-name="T3">salidas </text:span><text:span text:style-name="T1">son los elementos que se crean en el proceso. Constituyen el producto terminado de los procesos de fabricación; en este caso la salida es la Información. </text:span></text:p>
        </text:list-item>
        <text:list-item>
          <text:p text:style-name="P25"><text:span text:style-name="T1">El </text:span><text:span text:style-name="T3">procesador </text:span><text:span text:style-name="T1">es el lugar donde se efectúan las actividades para el tratamiento de las entradas (datos). El procesador suele contener, a su vez, un elemento sistémico situado en un orden más bajo de la jerarquía. <text:s/>Sus componentes son muchas veces nuevos elementos sistémicos de órdenes más bajos.</text:span></text:p>
        </text:list-item>
      </text:list>
      <text:p text:style-name="P2"/>
      <text:p text:style-name="P4"><text:soft-page-break/><text:span text:style-name="T1">En los SI (Sistemas eminentemente dinámicos) existirá un control externo al propio SI que es el adaptador general de la organización, que los órganos directivos de la organización (los colocadores de objetivos) que establecen el marco en el que el SI se desenvuelve, pero al mismo tiempo el SI tendrá que disponer en su interior de mecanismos autorreguladores más o menos desarrollados que interpretan y detallan las órdenes de los órganos directivos, e incluso leyes y normas emanadas de órganos situados aniveles superiores de la pirámide, transmitiéndoselas a las unidades del SI que han de ser objeto de la regulación. Podemos decir que en los SI suele existir un control a dos o más niveles: el control externo, ejercido por los órganos directivos y una autorregulación de tipo interno. La mayor o menor autonomía del SI estará en función de la relación o grado de predominio entre el control interno y externo. </text:span></text:p>
      <text:p text:style-name="P5"/>
      <text:p text:style-name="P4"><text:span text:style-name="T1">El SI puede ser comparado con un motor que impulsa información, haciéndola circular por el organismo, distribuyéndola y aportándola a aquellas áreas donde es necesaria. Para realizar esta función es preciso que el sistema recoja los datos allí donde son generados y los procese para convertirlos en información útil.</text:span></text:p>
      <text:p text:style-name="P5"/>
      <text:p text:style-name="P4"><text:span text:style-name="T1">Entre el SI y la Organización donde está inserto existe una estrecha interrelación; en realidad, el SI no es otra cosa que un subsistema de los varios que integran la Organización. Si no hay la debida interacción y se produce un desfase entre ambos, el SI no podrá cumplir con los objetivos para los que fue diseñado. La falta de adaptación entre el SI y los cambios en la Organización, es la causa del fallo de muchos sistemas que prometían ser eficac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list xml:id="list1517918490" text:continue-list="list430987166" text:style-name="WWNum11">
        <text:list-item>
          <text:p text:style-name="P34"/>
        </text:list-item>
      </text:list>
      <text:p text:style-name="P21"><text:span text:style-name="T1">Los sistemas de información dependen de otros subsistemas componentes para poder llevar a cabo la actividad de entrada, proceso, salida, almacenamiento y control que convierten los recursos de datos en productos de información. Estos subsistemas incluyen personas (usuarios finales y los especialistas o profesionales), hardware, <text:s/>software o programas, <text:s/>procedimientos y datos. </text:span></text:p>
      <text:p text:style-name="P31"/>
      <text:list xml:id="list437791307" text:continue-numbering="true" text:style-name="WWNum11">
        <text:list-item>
          <text:p text:style-name="P34"/>
        </text:list-item>
      </text:list>
      <text:p text:style-name="P21"><text:span text:style-name="T1">En la medida en que más funciones de las organizaciones se han automatizado, los sistemas de información se han tornado aceleradamente más especializados, dando origen a distintos sistemas de información. En esencia, se tiene en las organizaciones, tres tipos de sistemas de información especializados según la posición del usuario en la pirámide Organizativa. </text:span></text:p>
      <text:list xml:id="list1991003984" text:continue-list="list1690423207" text:style-name="WWNum2">
        <text:list-item>
          <text:p text:style-name="P25"><text:span text:style-name="T1">Sistema de procesamiento de transacciones (Operativo): Registra las operaciones diarias. Estos sistemas permiten a la organización mejorar y mantener un seguimiento o registro de sus operaciones o transacciones rutinarias, cuyos datos son almacenados en una base de datos.</text:span></text:p>
        </text:list-item>
      </text:list>
      <text:p text:style-name="P37"><text:span text:style-name="T1">Las principales características son:</text:span></text:p>
      <text:list xml:id="list371106314" text:continue-numbering="true" text:style-name="WWNum2">
        <text:list-item>
          <text:list>
            <text:list-item>
              <text:list>
                <text:list-item>
                  <text:p text:style-name="P25"><text:span text:style-name="T1">A través de estos suelen lograrse ahorros significativos de mano de obra, debido a que automatizan tareas operativas de la organización.</text:span></text:p>
                </text:list-item>
                <text:list-item>
                  <text:p text:style-name="P25"><text:span text:style-name="T1">Con frecuencia son el primer tipo de sistema de información que se implanta en las organizaciones. Se empieza apoyando las tareas a nivel operativo de la organización.</text:span></text:p>
                </text:list-item>
                <text:list-item>
                  <text:p text:style-name="P25"><text:span text:style-name="T1">Son intensivos en entrada y salida de información; sus cálculos y procesos suelen ser simples y poco sofisticados.</text:span></text:p>
                </text:list-item>
                <text:list-item>
                  <text:p text:style-name="P25"><text:span text:style-name="T1">Tienen la propiedad de ser recolectores de información.</text:span></text:p>
                </text:list-item>
                <text:list-item>
                  <text:p text:style-name="P25"><text:span text:style-name="T1">Son fáciles de justificar ante la dirección general, ya que sus beneficios son visibles y palpables. </text:span></text:p>
                </text:list-item>
              </text:list>
            </text:list-item>
          </text:list>
        </text:list-item>
        <text:list-item>
          <text:p text:style-name="P25"><text:span text:style-name="T1">Sistema de información gerencial (Táctico): Produce reportes estructurados. Es un tipo de sistema de información que <text:s/>arroja reportes estandarizados en forma breve y estructurada. Apoya la gestión del personal de rango medio (nivel táctico).</text:span></text:p>
        </text:list-item>
      </text:list>
      <text:p text:style-name="P37"><text:span text:style-name="T1">Se diferencian de los sistemas de procesamiento de transacciones en que los primeros asisten o mantienen a la base de datos, en tanto el sistema de información gerencial realmente hace uso de la base de datos. </text:span></text:p>
      <text:p text:style-name="P37"><text:span text:style-name="T1">Es capaz de producir reportes predeterminados, con un formato previo, ya determinado que presta siempre el mismo tipo de contenido.</text:span></text:p>
      <text:p text:style-name="P38"/>
      <text:list xml:id="list1303401636" text:continue-numbering="true" text:style-name="WWNum2">
        <text:list-item>
          <text:p text:style-name="P25"><text:span text:style-name="T1">Sistema de apoyo ejecutivo (Nivel estratégico) o soporte de decisiones: Apoyo al análisis de situaciones imprevistas. Se diferencia de los anteriores, en que es una herramienta flexible de análisis que produce reportes sin formato fijo. Estos sistemas permiten a los gerentes obtener respuestas a problemas inesperados y relativamente excepcionales.</text:span></text:p>
        </text:list-item>
      </text:list>
      <text:p text:style-name="P37"><text:span text:style-name="T1">Las principales características son:</text:span></text:p>
      <text:list xml:id="list887770219" text:continue-numbering="true" text:style-name="WWNum2">
        <text:list-item>
          <text:list>
            <text:list-item>
              <text:list>
                <text:list-item>
                  <text:p text:style-name="P25"><text:soft-page-break/><text:span text:style-name="T1">Suelen introducirse después de haber implantado los Sistemas Transaccionales más relevantes de la empresa, ya que éstos últimos constituyen su plataforma de información. </text:span></text:p>
                </text:list-item>
                <text:list-item>
                  <text:p text:style-name="P25"><text:span text:style-name="T1">La información que generan sirve de apoyo a los mandos intermedios y a la alta administración en el proceso de toma <text:s/>de decisiones. </text:span></text:p>
                </text:list-item>
                <text:list-item>
                  <text:p text:style-name="P25"><text:span text:style-name="T1">Suelen se intensivos en cálculos y escasos en entradas y salidas de información.</text:span></text:p>
                </text:list-item>
                <text:list-item>
                  <text:p text:style-name="P25"><text:span text:style-name="T1">No suelen ahorrar mano de obra. Debido a ello, la justificación económica para el desarrollo de estos sistemas es difícil, ya que no se conocen los ingresos del proyecto en inversión.</text:span></text:p>
                </text:list-item>
                <text:list-item>
                  <text:p text:style-name="P25"><text:span text:style-name="T1">Suelen ser Sistemas de información interactivos y amigables, ya que están dirigidos al usuario final.</text:span></text:p>
                </text:list-item>
                <text:list-item>
                  <text:p text:style-name="P25"><text:span text:style-name="T1">Apoyan la toma de decisiones que, por su misma naturaleza no son repetitivas (decisiones no estructuradas).</text:span></text:p>
                </text:list-item>
                <text:list-item>
                  <text:p text:style-name="P25"><text:span text:style-name="T1">Estos sistemas pueden ser desarrollados directamente por el usuario final, sin la participación operativa de los analistas y programadores del área informática.</text:span></text:p>
                </text:list-item>
              </text:list>
            </text:list-item>
          </text:list>
        </text:list-item>
      </text:list>
      <text:p text:style-name="P2"/>
      <text:list xml:id="list823299674" text:continue-list="list437791307" text:style-name="WWNum11">
        <text:list-item>
          <text:p text:style-name="P27"><text:span text:style-name="T1">Las características de la información que se gestiona en cada uno de ellos son diferentes:</text:span></text:p>
        </text:list-item>
      </text:list>
      <text:p text:style-name="P31"/>
      <text:p text:style-name="P21"><text:span text:style-name="T5">Información en el nivel Operativo</text:span><text:span text:style-name="T1">: La información esta generada por las actividades y transacciones realizadas por las Organizaciones, en respuesta a los requerimientos de sus clientes. <text:s/>Las actividades son de tipo transaccionales. Los datos se encuentran almacenados en la base de datos corporativa de la organización. <text:s/>Las actividades son repetitivas, previsibles y consecuencias medibles. Los tiempos de respuesta de la información muy cortos. Existe sincronismo entre la realización de las actividades y la disponibilidad de la información. La información es de origen interno a la organización. </text:span></text:p>
      <text:p text:style-name="P31"/>
      <text:p text:style-name="P47"><text:span text:style-name="T5">Información en el nivel Táctico</text:span><text:span text:style-name="T1">: La información comprende periodos de tiempo relativamente breves (semana, mes, trimestre). La información es un resumen de la existente en la base de datos corporativa. Se almacena en una base de datos resumen. La información es asincrónica con el desenvolvimiento de las actividades que dan origen a la producción de productos o servicios dentro de la organización (Por ejemplo conocer el desvió con respecto a lo planificado, de la producción mensual de un producto). La información es de origen interno a la organización. </text:span></text:p>
      <text:p text:style-name="P47"><text:span text:style-name="T5">Información en el nivel estratégico</text:span><text:span text:style-name="T1">: La información comprende períodos de tiempo extensos (meses, años). La información es un resumen histórico de la evolución en el tiempo de base de datos corporativa y en igual tiempo de la de contexto. Se almacena en una base de datos resumen (Por ejemplo cuál fue la evolución de las ventas en los últimos cinco años. En el caso del contexto, cual fue la evolución del dólar respecto al peso). La información es asincrónica con el desenvolvimiento de las actividades que dan origen a la producción de productos o servicios dentro de la organización. La información es de origen interno o externo a la organización.</text:span></text:p>
      <text:p text:style-name="P48"><text:soft-page-break/></text:p>
      <text:list xml:id="list865890337" text:continue-list="list2079002142" text:style-name="WWNum1">
        <text:list-item>
          <text:p text:style-name="P22"><text:span text:style-name="T2">Describir los procesos para la toma de decisiones. Tipos de decisiones. Indicar en qué nivel de la organización se toma cada nivel de la decisión. <text:s/></text:span><text:span text:style-name="T3">Parte II – Capitulo 13 – Pag.2</text:span></text:p>
        </text:list-item>
      </text:list>
      <text:p text:style-name="P39"/>
      <text:p text:style-name="P21"><text:span text:style-name="T1">Existen dos procedimientos para la toma de decisiones: </text:span></text:p>
      <text:p text:style-name="P31"/>
      <text:list xml:id="list1562854669" text:continue-list="list887770219" text:style-name="WWNum2">
        <text:list-item>
          <text:p text:style-name="P25"><text:span text:style-name="T1">Proceso analítico: No se dispone de una teoría definitiva y amplia que explique de una manera lógica los diversos aspectos del proceso total de tomar decisiones en todo tipo de situaciones problemáticas. El juicio y la intuición son los factores realmente importantes para la toma de decisiones. La experiencia desempeña un gran papel en el juicio. No se comprende qué otros factores intervienen y cómo la experiencia se mezcla con ellos, para construir el proceso que conduce a la decisión. Todo lo que cabe hacer para mejorarlo es practicarlo. Igual que un musculo, parece mejorar con su uso.</text:span></text:p>
        </text:list-item>
      </text:list>
      <text:p text:style-name="P38"/>
      <text:list xml:id="list1662090621" text:continue-numbering="true" text:style-name="WWNum2">
        <text:list-item>
          <text:p text:style-name="P25"><text:span text:style-name="T1">Proceso formal: El razonamiento sistemático, guiado por un proceso lógico, tiende a evitar que se cometan grandes errores, sobre todo de omisión. El proceso de análisis formal indica que se deben seguir ciertos pasos: </text:span></text:p>
        </text:list-item>
      </text:list>
      <text:p text:style-name="P12"><text:span text:style-name="T1">1) Identificación del problema, </text:span></text:p>
      <text:p text:style-name="P12"><text:span text:style-name="T1">2) Identificación de alternativas de solución, </text:span></text:p>
      <text:p text:style-name="P12"><text:span text:style-name="T1">3) Selección de la mejor.</text:span></text:p>
      <text:p text:style-name="P13"><text:span text:style-name="T1">Este proceso podría inducir a pensar en la exclusión del uso de juicio, la intuición y el pensamiento creador, lo cual no se considera recomendable, dado que ambos métodos constituyen una combinación exitosa.</text:span></text:p>
      <text:p text:style-name="P40"/>
      <text:p text:style-name="P41"><text:span text:style-name="T1">Las decisiones pueden dividirse en dos tipos:</text:span></text:p>
      <text:p text:style-name="P40"/>
      <text:list xml:id="list1167538833" text:continue-numbering="true" text:style-name="WWNum2">
        <text:list-item>
          <text:p text:style-name="P25"><text:span text:style-name="T5">Estructuradas:</text:span><text:span text:style-name="T1"> Se refieren a casos que han sido motivo de decisión y se resuelven aplicando los mismos cursos de acción. Son decisiones repetitivas y solucionan hechos los cuales la Organización está familiarizada y ha adquirido experiencia. Los datos alimentan automáticamente al sistema y se mecaniza la decisión, la cual fluye frente al estímulo, como un reflejo condicionado. Es evidente que este tipo de decisión es frecuente en los niveles más bajos de la pirámide. </text:span></text:p>
        </text:list-item>
      </text:list>
      <text:p text:style-name="P37"><text:span text:style-name="T1">En este caso se conocen todas las condiciones posibles y las acciones a realizar, por lo tanto tenemos la concreta posibilidad de mecanizar el proceso de condiciones-acciones. Es por ello que los analistas deben considerar todas las combinaciones posibles y por lo tanto deben ayudarse con metodologías específicas para le descripción de este tipo de decisiones. Estas metodologías son: El árbol de decisión, Las tablas de decisión, El pseudocódigo.</text:span></text:p>
      <text:p text:style-name="P38"/>
      <text:list xml:id="list65273262" text:continue-numbering="true" text:style-name="WWNum2">
        <text:list-item>
          <text:p text:style-name="P25"><text:span text:style-name="T5">No estructuradas</text:span><text:span text:style-name="T1">: Se refieren a casos nuevos, poco conocidos o inesperados sin antecedentes de casos iguales y en consecuencia, no existen soluciones para aplicar. Muchas de estas decisiones se adoptan una sola vez en la vida de la organización. Este tipo de decisiones constituye el núcleo de las funciones que abarcan la labor gerencial. </text:span></text:p>
        </text:list-item>
      </text:list>
      <text:p text:style-name="P37"><text:span text:style-name="T1">Este tipo de <text:s/>decisiones se producen en los niveles altos de la pirámide organizacional y son imposibles de mecanizar debido a sus características </text:span><text:soft-page-break/><text:span text:style-name="T1">aleatorias. Sin embargo, la combinación del proceso analítico y formal para la toma de decisiones, asistido por un buen sistema de información y de conocimiento, constituyen las herramientas adecuadas para la toma de este tipo de decisiones. </text:span></text:p>
      <text:p text:style-name="P37"><text:span text:style-name="T1">Los factores característicos de este tipo de decisión, <text:s/>son:</text:span></text:p>
      <text:list xml:id="list667000473" text:continue-numbering="true" text:style-name="WWNum2">
        <text:list-item>
          <text:list>
            <text:list-item>
              <text:p text:style-name="P25"><text:span text:style-name="T5">La jerarquía de los objetivos</text:span><text:span text:style-name="T1">: La existencia de un objetivo en uno de los niveles estratégicos de la organización, plantea problemas para el nivel inmediatamente inferior. Este, a su vez, <text:s/>tiene que fijar objetivos inmediatos para resolver aquellos problemas y así sucesivamente hasta llegar al empleado raso.</text:span></text:p>
            </text:list-item>
            <text:list-item>
              <text:p text:style-name="P25"><text:span text:style-name="T5">Decisiones secuenciales</text:span><text:span text:style-name="T1">: Los agentes descomponen problemas complejos en una serie de sub problemas más interrelacionados. Luego resuelven casa sub problema por separado, sabiendo perfectamente que dichas soluciones no son del todo correctas. Esto es así porque únicamente una solución simultánea de todos los sub problemas sería correcta. Este es el único método que, dado el estado actual del arte de tomar decisiones y la naturaleza misma del hombre, permite resolver los problemas complejos.</text:span></text:p>
            </text:list-item>
            <text:list-item>
              <text:p text:style-name="P25"><text:span text:style-name="T5">Períodos de planeamiento y decisores:</text:span><text:span text:style-name="T1"> Las decisiones a nivel estratégico siempre deberían abarcar períodos más largos que las de los niveles inferiores, pues el nivel estratégico no debe quedarse esperando las decisiones de los niveles inferiores. Estos períodos se llaman horizontes de planeamiento.</text:span></text:p>
            </text:list-item>
            <text:list-item>
              <text:p text:style-name="P25"><text:span text:style-name="T5">Ciclos continuos de decisiones</text:span><text:span text:style-name="T1">: Los niveles altos no parten de un punto cero y resuelven sus problemas de planeamiento para el año siguiente sin tener en cuenta lo que sucedió el año anterior, en cuanto a las operaciones en los niveles inferiores. La toma de decisión en la organización procede dinámicamente a través del tiempo, de una manera iterativa. Los datos concernientes al rendimiento real vuelven (de abajo hacia arriba) por los distintos niveles de la organización y se transforman en insumos para las decisiones de cada nivel, con relación al siguiente ciclo de operaciones.</text:span></text:p>
            </text:list-item>
            <text:list-item>
              <text:p text:style-name="P25"><text:span text:style-name="T5">La probabilidad en la decisión</text:span><text:span text:style-name="T1">: La teoría de la probabilidad y las correspondientes técnicas matemáticas estadísticas pueden utilizarse para enfrentar la inseguridad de una manera formal. Estas técnicas permiten a quien tome las decisiones valerse de datos del pasado, ofrecidos por el sistema de información de las organización de una manera formal explicita y , por ende, extraer deducciones lógicas acerca de sucesos futuros. Cuando no se dispone de datos, se recurre al juicio de personas familiarizadas con el tipo de problema. Este tipo de probabilidad se denomina subjetiva.</text:span></text:p>
            </text:list-item>
          </text:list>
        </text:list-item>
      </text:list>
      <text:p text:style-name="P2"/>
      <text:p text:style-name="P42"/>
      <text:list xml:id="list928057777" text:continue-list="list865890337" text:style-name="WWNum1">
        <text:list-item>
          <text:p text:style-name="P22"><text:span text:style-name="T2">¿Qué se entiende por variedad interpretativa en el pensamiento sistémico y cómo se justifica la misma? Dar Ejemplos. </text:span><text:span text:style-name="T3"><text:s/>Parte I – Capitulo 3 – Pag. 1</text:span></text:p>
        </text:list-item>
      </text:list>
      <text:p text:style-name="P21"><text:span text:style-name="T1">El pensamiento sistémico es la actitud de ser humano, que se basa en la percepción del mundo real en términos de totalidades para su análisis, comprensión <text:s/>y accionar, a diferencia del planteamiento del método científico clásico, que sólo percibe partes de este sin considerar las relaciones.</text:span></text:p>
      <text:p text:style-name="P21"><text:soft-page-break/><text:span text:style-name="T1">En el análisis científico clásico, todos los observadores ven en realidad de la misma manera. En un enfoque de sistemas cada observador percibe la realidad en una forma.</text:span></text:p>
      <text:p text:style-name="P21"><text:span text:style-name="T1">La consecuencia de esta perspectiva sistémica y fenomenológica es que hace posible ver a una organización ya no como que tiene un fin predeterminado (por alguien), como lo plantea el esquema tradicional, sino que dicha organización puede tener diversos fines en función de la forma como los involucrados en su destino la vean, surgiendo así el concepto de la “variedad interpretativa”. <text:s/>La realidad se construye en función de la relación entre el objeto y sujeto observador.</text:span></text:p>
      <text:p text:style-name="P31"/>
      <text:p text:style-name="P21"><text:span text:style-name="T1">Un ejemplo puede ser el caso en el cual el Objeto lo constituye una Clínica Médica y los sujetos los médicos, enfermeros y administrativos. La realidad del objeto la definirán diferente. Los médicos la expresarán en términos de especialidades atendidas, historias clínicas, cantidad de camas, etc. Los administrativos en mutuales u obras sociales atendidas, facturación, costos, etc. Y así siguiendo.</text:span></text:p>
      <text:p text:style-name="P31"/>
      <text:list xml:id="list61531185" text:continue-numbering="true" text:style-name="WWNum1">
        <text:list-item>
          <text:p text:style-name="P22"><text:span text:style-name="T2">Explicar cuándo un sistema se considera centralizado y cuando descentralizado. Explicar el funcionamiento de los adaptadores para cada uno de los casos. </text:span><text:span text:style-name="T3"><text:s/>Parte I – Capitulo 4 – Pag. 25 y Graficos Capitulo 9</text:span></text:p>
        </text:list-item>
      </text:list>
      <text:p text:style-name="P33"/>
      <text:p text:style-name="P21"><text:span text:style-name="T1">Según la forma en que se realiza el control y las operaciones, podemos distinguir formas de organización. Las mismas están relacionadas con el lugar donde se toman las decisiones en el sistema de control. Entre ellas, el modo centralizado y el distribuido.</text:span></text:p>
      <text:p text:style-name="P31"/>
      <text:p text:style-name="P21"><text:span text:style-name="T1">Se llama sistema centralizado a aquél donde existe un núcleo o elemento que comanda a todos los demás, los cuales dependen totalmente del mismo y sin su activación y dirección no son capaces de generar ningún proceso. Las decisiones se toman únicamente a nivel centralizado y la operación se realiza en cada nodo. Los sistemas centralizados normalmente son más fáciles de controlar, más sumisos, requieren menores exigencias a nivel de recursos. Pero también son más lentos en su nivel de adaptación al contexto.</text:span></text:p>
      <text:p text:style-name="P21"><text:span text:style-name="T1">En un sistema centralizado cada uno de los procesos que se necesitan controlar, <text:s/>se controlan y monitorean por un único “adaptador” que contiene todos los componentes del ciclo de control básico: un sensor, un discriminador, un colocador de objetivos, un autor de decisiones y un efector.</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2"/>
      <text:p text:style-name="Body_20_Text_20_First_20_Indent_20_2"><text:span text:style-name="T1">Los sistemas descentralizados son aquellos donde varios subsistemas o elementos actúan como núcleo de comando y decisión. En estos casos el sistema no es tan dependiente. Los sistemas descentralizados tienen una notable velocidad de respuesta a las variaciones de contexto, pero exigen mayores recursos y métodos de coordinación y control más elaborados y complejos.</text:span></text:p>
      <text:p text:style-name="Body_20_Text_20_First_20_Indent_20_2"><text:span text:style-name="T1">En un sistema descentralizado, por el cual cada proceso (o subsistema) cuenta con su propio sistema adaptador. En la vida real, esta descentralización puede conducir a un aumento en el control local, al contrario del caso centralizado que caracteriza a una organización principal de control que puede excluirlo. El grado de centralización o descentralización puede ser mayor, dependiendo si todas o sólo unas cuantas funciones de control se delegan a adaptadores localizados. <text:s/></text:span></text:p>
      <text:p text:style-name="P46"/>
      <text:p text:style-name="P46"/>
      <text:p text:style-name="P46"/>
      <text:p text:style-name="P46"/>
      <text:p text:style-name="P46"/>
      <text:p text:style-name="P46"/>
      <text:list xml:id="list86969545" text:continue-numbering="true" text:style-name="WWNum1">
        <text:list-item>
          <text:p text:style-name="P22"><text:span text:style-name="T2">Definir el concepto de homeóstasis y explicar la diferencia con la morfostasis y morfogénesis. </text:span><text:span text:style-name="T3">Parte I – Capitulo 4 – Pag.18</text:span></text:p>
        </text:list-item>
      </text:list>
      <text:p text:style-name="P18"/>
      <text:p text:style-name="P21"><text:span text:style-name="T3">Homeóstasis</text:span><text:span text:style-name="T1"> es la propiedad de un sistema que define su nivel de respuesta y adaptación al contexto mediante transformaciones funcionales. <text:s/>Es decir, es el nivel de adaptación permanente del sistema o su tendencia a la supervivencia dinámica. Los sistemas altamente homeostáticos sufren transformaciones funcionales en igual medida que el contexto sufre transformaciones, ambos actúan como condicionantes del nivel de evolución. <text:s/>Los procesos homeostáticos operan ante variaciones de las condiciones del ambiente o contexto, corresponde a las compensación internas al sistema, bloquen o complementan estos cambios con el objeto de mantener invariante la estructura sistémica es decir, hacia la conservación de su forma. </text:span></text:p>
      <text:p text:style-name="P31"/>
      <text:p text:style-name="P21"><text:span text:style-name="T1">Se denomina como morfostáticos a aquellos procesos de los intercambio complejos entre el sistema y el contexto que tiende a preservar o mantener una forma (estructura), una organización determinada o un estado dado del sistema.</text:span></text:p>
      <text:p text:style-name="P21"><text:span text:style-name="T1">Se denomina morfogénesis a aquellos procesos que tienden a modificar dichos rasgos (una forma, una organización o un estado del sistema).</text:span></text:p>
      <text:p text:style-name="P31"/>
      <text:p text:style-name="P21"><text:soft-page-break/><text:span text:style-name="T1">Mientras que la homeóstasis tiene que ver con los procesos que se realizan dentro del sistema, la morfostasis y morfogénesis tienen que ver con la preservación o modificación de la estructura del sistema. </text:span></text:p>
      <text:p text:style-name="P31"/>
      <text:p text:style-name="P31"/>
      <text:p text:style-name="P31"/>
      <text:p text:style-name="P31"/>
      <text:list xml:id="list931574850" text:continue-numbering="true" text:style-name="WWNum1">
        <text:list-item>
          <text:p text:style-name="P22"><text:span text:style-name="T2">Explicar cuándo un sistema pierde su identidad. Justificar la respuesta. </text:span></text:p>
        </text:list-item>
      </text:list>
      <text:p text:style-name="P21"><text:span text:style-name="T1">Cambiar la estructura o cambiar sus componentes no significa que el sistema pierda su identidad. La única forma de que un sistema se transforme <text:s/>en otro distinto es que cambie su objetivo, es decir la razón de su propia existencia. Por lo tanto, se puede pensar que un <text:s/>sistema puede perder su identidad por la pérdida de Organización, originada por una perturbación del contexto y producir un aumento grande de entropía, que los sistemas de regulación con su energía interna (autonomía) no pueden contener.</text:span></text:p>
      <text:p text:style-name="P31"/>
      <text:list xml:id="list2001259410" text:continue-numbering="true" text:style-name="WWNum1">
        <text:list-item>
          <text:p text:style-name="P22"><text:span text:style-name="T2">Defina Entropía.</text:span></text:p>
        </text:list-item>
      </text:list>
      <text:p text:style-name="P21"><text:span text:style-name="T1">La entropía es una medida de desorden tomada de la termodinámica, en donde esta se relaciona con la posibilidad de ocurrencia de un estado ante una gran variedad de estados posibles. La Entropía se refiere a la cantidad de variedad de un sistema, donde variedad puede interpretarse como la cantidad de incertidumbre que se establece ante una situación de elección de varias alternativas distinguibles. Reducir la entropía de un sistema, es reducir la cantidad de incertidumbre que prevalece. </text:span></text:p>
      <text:p text:style-name="P21"><text:span text:style-name="T1">La incertidumbre se disminuye al obtenerse información, esto significa que la cantidad de información es un indicador de nivel de Organización que existe en un sistema mientras que la Entropía es una medida del nivel de desorganización. </text:span></text:p>
      <text:p text:style-name="P31"/>
      <text:p text:style-name="P21"><text:span text:style-name="T1">Entropía, es la propiedad de degeneración de un sistema o la tendencia a la deformación funcional por el transcurso del tiempo y por el desgaste de la reiteración de los procesos.</text:span></text:p>
      <text:p text:style-name="P31"/>
      <text:p text:style-name="P21"><text:span text:style-name="T1">La entropía es algo así como el comportamiento inverso a la Homeostasis.</text:span></text:p>
      <text:p text:style-name="P21"><text:span text:style-name="T1">Los sistemas altamente entrópicos deben tener rigurosos sistemas de control y mecanismos de revisión, reelaboración y cambio permanente, de lo contrario están condenados a desaparecer por su progresivo nivel de desorganización. <text:s/></text:span></text:p>
      <text:p text:style-name="P31"/>
      <text:list xml:id="list842724758" text:continue-numbering="true" text:style-name="WWNum1">
        <text:list-item>
          <text:p text:style-name="P22"><text:span text:style-name="T2">Definir que es el contexto del sistema, el contexto de interés y el grado de confiabilidad. </text:span><text:span text:style-name="T3">Parte I – Capitulo 5 – Pag.4</text:span></text:p>
        </text:list-item>
      </text:list>
      <text:p text:style-name="P21"><text:span text:style-name="T1">El metasistema es todo aquello que se encuentra fuera de la frontera del sistema bajo estudio. Se denomina también entorno o medio ambiente. El contexto es la parte del metasistema que influye en el sistema en estudio. La relación entre contexto y sistema es mutua, el primero influye y condiciona al sistema el cual a su vez aunque en menor proporción vuelca en el contexto sistémico. Dicho de otra forma, el sistema se verá afectado cada vez que el contexto modifica sus atributos los que a su vez se alteran según el comportamiento del sistema.</text:span></text:p>
      <text:p text:style-name="P31"/>
      <text:p text:style-name="P21"><text:span text:style-name="T1">El contexto o límite de interés es la parte del contexto que influye al sistema y que es de interés para el observador. No se puede considerar un sistema sin analizar la influencia de su contexto de interés.</text:span></text:p>
      <text:p text:style-name="P31"><text:soft-page-break/></text:p>
      <text:p text:style-name="P21"><text:span text:style-name="T1">Se entiende por grado de confiabilidad a la correspondencia con la totalidad de variables del contexto que afectan al comportamiento del sistema.</text:span></text:p>
      <text:p text:style-name="P31"/>
      <text:p text:style-name="P31"/>
      <text:list xml:id="list1864403238" text:continue-numbering="true" text:style-name="WWNum1">
        <text:list-item>
          <text:p text:style-name="P22"><text:span text:style-name="T2">Explique cómo se compone el contexto y el contexto de interés de una organización. </text:span><text:span text:style-name="T3">Parte II – Capitulo 1 – Pág. 6</text:span></text:p>
        </text:list-item>
      </text:list>
      <text:p text:style-name="P21"><text:span text:style-name="T1">El Ambiente (contexto o Metasistema) es todo lo que rodea externamente una organización o un sistema. La organización al mantener transacciones e intercambio con su ambiente, permite que todo lo que ocurre externamente influya internamente en lo que sucede en la organización. <text:s/>El ambiente se analiza en dos clases:</text:span></text:p>
      <text:list xml:id="list1561583512" text:continue-list="list667000473" text:style-name="WWNum2">
        <text:list-item>
          <text:p text:style-name="P25"><text:span text:style-name="T1">Ambiente general (contexto): Se conoce como el macro ambiente, o ambiente genérico. Lo que ocurre en él afecta directa o indirectamente <text:s/>a todas las organizaciones. Está constituido por un conjunto de condiciones. Estas condiciones son fenómenos ambientales que forman un campo dinámico de fuerzas que interactúan entre sí. Dando como resultado un efecto sistémico. Las condiciones son: </text:span></text:p>
          <text:list>
            <text:list-item>
              <text:p text:style-name="P25"><text:span text:style-name="T1">Condiciones tecnológicas: Las organizaciones necesitan adaptarse e incorporar tecnología proveniente del ambiente general para no perder su competitividad.</text:span></text:p>
            </text:list-item>
            <text:list-item>
              <text:p text:style-name="P25"><text:span text:style-name="T1">Condiciones legales: Son leyes comerciales, laborales, fiscales, etc. Que constituyen elementos normativos para la causa de las organizaciones.</text:span></text:p>
            </text:list-item>
            <text:list-item>
              <text:p text:style-name="P25"><text:span text:style-name="T1">Condiciones políticas: Son las decisiones y definiciones políticas que se toman en el campo nacional departamental o municipal, y que influyen sobre las organizaciones, orientando las propias condiciones económicas.</text:span></text:p>
            </text:list-item>
            <text:list-item>
              <text:p text:style-name="P25"><text:span text:style-name="T1">Condiciones económicas: Es la conyuntura que determina el desarrollo económico o la recesión económica. El estado de la economía afecta directamente la prosperidad y el bienestar del país. De dicha prosperidad depende que la Organización obtenga buenos resultados y los accionistas, altos rendimientos. </text:span></text:p>
            </text:list-item>
            <text:list-item>
              <text:p text:style-name="P25"><text:span text:style-name="T1">Condiciones demográficas: Son aspectos que determinan las características de los mercados actual y futuro de las organizaciones, como la taza de crecimiento, población, raza, religión, distribución geográfica, distribución por sexo y edad.</text:span></text:p>
            </text:list-item>
            <text:list-item>
              <text:p text:style-name="P25"><text:span text:style-name="T1">Condiciones ecológicas: Están relacionadas con el cuadro demográfico que rodea a la organización. En las organizaciones existe algo llamado ecología social: las organizaciones influyen y reciben influencia en aspectos como polución, clima, transportes, comunicaciones.</text:span></text:p>
            </text:list-item>
            <text:list-item>
              <text:p text:style-name="P25"><text:span text:style-name="T1">Condiciones culturales y sociales: La propia cultura penetra en las organizaciones a través de las expectativas de sus participantes y de sus consumidores. Las organizaciones se desenvuelven en sociedades.</text:span></text:p>
            </text:list-item>
          </text:list>
        </text:list-item>
        <text:list-item>
          <text:p text:style-name="P25"><text:span text:style-name="T1">Ambiente de tarea (limite o contexto de interés): Dicho ambiente es el más próximo e inmediato de cada organización. Es el segmento del ambiente general, en el cual se desarrollan las operaciones de cada organización. Este ambiente está constituido por:</text:span></text:p>
          <text:list>
            <text:list-item>
              <text:p text:style-name="P25"><text:soft-page-break/><text:span text:style-name="T1">Proveedores de insumos: Son los proveedores de todos los tipos de recursos que una organización necesita para trabajar. </text:span></text:p>
            </text:list-item>
            <text:list-item>
              <text:p text:style-name="P25"><text:span text:style-name="T1">Clientes o Usuarios: Consumidores de los productos de la organización. Los clientes constituyen el elemento vital de cualquier organización. </text:span></text:p>
            </text:list-item>
            <text:list-item>
              <text:p text:style-name="P25"><text:span text:style-name="T1">Competidores: Cada organización disputa con otras organizaciones que buscan los mínimos recursos y los mismos clientes de sus productos.</text:span></text:p>
            </text:list-item>
            <text:list-item>
              <text:p text:style-name="P25"><text:span text:style-name="T1">Entidades reguladoras: Cada organización está sujeta a una porción de otras organizaciones que buscan regular o fiscalizar sus actividades.</text:span></text:p>
            </text:list-item>
          </text:list>
        </text:list-item>
      </text:list>
      <text:p text:style-name="P2"/>
      <text:p text:style-name="P14"><text:span text:style-name="T1">Una organización tiene el poder sobre su ambiente de tarea cuando sus decisiones afectan las decisiones de los proveedores de insumos o de los consumidores de productos. Por otro lado, una organización está supeditada a su ambiente de tarea cuando sus decisiones dependen de las decisiones tomadas por sus proveedores o por los consumidores de productos. </text:span></text:p>
      <text:p text:style-name="P31"/>
      <text:list xml:id="list322198777" text:continue-list="list1864403238" text:style-name="WWNum1">
        <text:list-item>
          <text:p text:style-name="P22"><text:span text:style-name="T2">Explicar cómo la percepción filtra la realidad hasta que el observador decide cuales son los factores a considerar de esa realidad (ambiente valorizado).</text:span><text:span text:style-name="T4"> </text:span><text:span text:style-name="T3">Parte I – Capitulo 10 – Pag.6</text:span></text:p>
        </text:list-item>
      </text:list>
      <text:p text:style-name="P21"><text:span text:style-name="T1">La percepción es psíquicamente pre orientada. Observamos el mundo para algo, en función de nuestras necesidades prácticas o de nuestras orientaciones psíquicas del momento. Por lo <text:s/>tanto, seleccionamos <text:s/>en lo observable algunos objetos, formas, interrelaciones, etc. Que son de nuestro particular interés. </text:span></text:p>
      <text:p text:style-name="P21"><text:span text:style-name="T1">Este proceso se ve aún más complicado por factores socio- culturales: No todos los individuos con distintas formaciones profesionales perciben lo mismo de las mismas circunstancias.</text:span></text:p>
      <text:p text:style-name="P21"><text:span text:style-name="T1">Los filtros de la percepción actúan hasta llegar a los factores, que normalmente considera un observador cualquiera, cuando define la frontera del sistema, su contexto y su contexto de interés. <text:s/>Como ejemplo, la frontera del sistema se denomina comúnmente “alcance del sistema”.</text:span></text:p>
      <text:p text:style-name="P21"><text:span text:style-name="T1">Las definiciones de fronteras hasta llegar a los parámetros valorizados como de interés, son las siguientes:</text:span></text:p>
      <text:list xml:id="list216239093" text:continue-list="list1561583512" text:style-name="WWNum2">
        <text:list-item>
          <text:p text:style-name="P25"><text:span text:style-name="T1">Ambiente Potencial: Corresponde a todos los factores del universo que actúan sobre el observador en el momento que se está realizando el análisis (no todos son percibidos), en relación con el área bajo estudio. En otro instante de tiempo, pueden aparecer nuevos factores y desaparecer otros. <text:s text:c="2"/></text:span></text:p>
        </text:list-item>
        <text:list-item>
          <text:p text:style-name="P25"><text:span text:style-name="T1">Ambiente Operativo: Corresponde a los factores que efectivamente actúan sobre el observador en el momento que se está realizado el estudio.</text:span></text:p>
        </text:list-item>
        <text:list-item>
          <text:p text:style-name="P25"><text:span text:style-name="T1">Ambiente percibido: Corresponde a todas las variables percibidas por el observador, durante el proceso de relevamiento, y que están contenidas en los ambientes precedentes.</text:span></text:p>
        </text:list-item>
        <text:list-item>
          <text:p text:style-name="P25"><text:span text:style-name="T1">Ambiente inferido: Incorpora nuevos factores a los relevados a través de un proceso de inferencia. Estos factores son dependientes de los filtros del observador.</text:span></text:p>
        </text:list-item>
        <text:list-item>
          <text:p text:style-name="P25"><text:span text:style-name="T1">Ambiente valorizado: Corresponde <text:s/>a los factores a los que el hombre le asigna un valor significativo. Puede formar parte de este ambiente, una parte del Percibido y otra del Inferido. Esto indica la presencia de la parte cultural (filtro interpretativo). Reduce los factores que indicen en el sistema a aquellos que considera importante para esa etapa del proyecto. <text:s/>Este proceso que define la frontera del sistema, el alcance, separa lo que es sistema, contexto y contexto de interés. </text:span></text:p>
        </text:list-item>
      </text:list>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035057151" text:continue-list="list322198777" text:style-name="WWNum1">
        <text:list-item>
          <text:p text:style-name="P22"><text:span text:style-name="T2">¿Cómo la organización mental filtra las percepciones? El concepto de abstracción. </text:span><text:span text:style-name="T1"><text:s/></text:span><text:span text:style-name="T3">Parte I – Capitulo 10 – Pag. 7</text:span></text:p>
        </text:list-item>
      </text:list>
      <text:p text:style-name="P21"><text:span text:style-name="T1">Es muy difícil separar la intencionalidad perceptiva, y más aún cuando aparece la sistematización, o sea cuando se reflexiona acerca de la percepción. <text:s/>Aquí interviene el proceso de aprendizaje. Del punto de vista de las percepciones, se trata de la edificación progresiva de estructuras interpretativas que sirven de marco a la asimilación y el entendimiento de percepciones ulteriores. </text:span></text:p>
      <text:p text:style-name="P21"><text:span text:style-name="T1">Podemos llegas a tener “percepciones” ilusorias, que son falsas interpretaciones de la realidad o proyecciones de nuestra imaginación. También por restricciones progresivas, podemos dejar de observar elementos de la realidad que no entran en marcos perceptivos esclerosados. En muchos casos seríamos incapaces de describir objetos que son parte de nuestro entorno porque nunca los hemos observado detenidamente. Nuestra organización perceptiva adquirida filtra poderosamente nuestras percepciones.</text:span></text:p>
      <text:p text:style-name="P21"><text:span text:style-name="T1">Más allá de la percepción se produce el proceso de abstracción cuyo resultado presenta dos características más o menos opuestas. Una abstracción es una generalización, por lo cual permite resumir en forma mental única un gran número de percepciones emparentadas entre sí. Por otra parte, la abstracción empobrece la realidad.</text:span></text:p>
      <text:p text:style-name="P31"/>
      <text:list xml:id="list2078525236" text:continue-numbering="true" text:style-name="WWNum1">
        <text:list-item>
          <text:p text:style-name="P22"><text:span text:style-name="T2">Explicar cuáles son los motivos por los cuales un observador distorsiona la realidad. Indicar cuales son los métodos para disminuir la distorsión. </text:span><text:span text:style-name="T4"><text:s/></text:span><text:span text:style-name="T3">Parte I – Capitulo 10 – Pág. 3</text:span></text:p>
        </text:list-item>
      </text:list>
      <text:p text:style-name="P21"><text:span text:style-name="T1">La realidad es lo que nuestra mente produce como <text:s/>interpretaciones a partir del mundo real (realidad percibida). Nuestra mente construye modelos internos del mundo externo.</text:span></text:p>
      <text:p text:style-name="P21"><text:soft-page-break/><text:span text:style-name="T1">La relación entre la realidad y nosotros (los observadores) es en cierto sentido directa, pero para su interpretación se interponen velos invisibles, pero muy presentes. El ser humano es un sistema abierto por lo cual tiene una relación con el medio que lo rodea (metasistema). Esa relación depende de los propios filtros que poseen cada uno de los observadores. Esos filtros son: Nuestro modo perceptivo y nuestro modo interpretativo. </text:span></text:p>
      <text:p text:style-name="P21"><text:span text:style-name="T1">El conocimiento del mundo exterior a nosotros mismos lo realizamos a través de ventanas sensoriales selectivas que parcializan nuestras percepciones. El oído, el tacto, la vista son instrumentos limitados y es por ello que en ciertas ocasiones el hombre se ayuda con aditamentos perceptivos artificiales mucho más poderosos. Ejemplo de ello, es el telescopio o microscopio. </text:span></text:p>
      <text:p text:style-name="P21"><text:span text:style-name="T1">Más allá de los filtros perceptivos están los filtros interpretativos de las percepciones, que ya dependen de los factores culturales, y por lo tanto del momento en que se realiza el análisis. Esto es así, desde el momento que cada persona experimenta durante su vida una evolución de los niveles del conocimiento y de las estructuras mentales del razonamiento. </text:span></text:p>
      <text:p text:style-name="P21"><text:span text:style-name="T1">Finalmente, no somos muy conscientes de lo expresado precedentemente, y ante un problema de la realidad, a través de una elaboración mental plasmamos un modelo (esquema) que, supuestamente, representa el fragmento del mundo real que nos interesaba estudiar. </text:span></text:p>
      <text:p text:style-name="P21"><text:span text:style-name="T1">Si aumentamos el número de observadores (en la definición del modelo) disminuirá su discrepancia con la realidad, aunque adiciona el problema de la conciliación. </text:span></text:p>
      <text:p text:style-name="P31"/>
      <text:list xml:id="list362802717" text:continue-numbering="true" text:style-name="WWNum1">
        <text:list-item>
          <text:p text:style-name="P22"><text:span text:style-name="T2">Definición de equifinalidad y multifinalidad.</text:span><text:span text:style-name="T3"> Parte I – Capitulo 4 – Pág. 16</text:span></text:p>
        </text:list-item>
      </text:list>
      <text:p text:style-name="P21"><text:span text:style-name="T1">Equifinalidad se refiere al hecho de que un sistema vivo a partir de distintas condiciones iniciales y por distintos caminos llega a un mismo estado final. El fin se refiere a mantener un estado de equilibrio fluyente. “Puede alcanzarse el mismo estado final, la misma meta, partiendo de diferentes condiciones iniciales y siguiendo distintos itinerarios en los procesos orgánicos” (von Bertalanffy. 1976). El proceso inverso se denomina multifinalidad, es decir, “condiciones iniciales similares pueden llevar a estados finales diferentes” (Buckley . 1970:98)</text:span></text:p>
      <text:p text:style-name="P31"/>
      <text:list xml:id="list850998049" text:continue-numbering="true" text:style-name="WWNum1">
        <text:list-item>
          <text:p text:style-name="P22"><text:span text:style-name="T2">Explicar el método accionado por los datos, relacionado con la integración horizontal. Explicar qué es el valor del dato. </text:span><text:span text:style-name="T3">Parte II – Capitulo 9 – Pág. 10</text:span></text:p>
        </text:list-item>
      </text:list>
      <text:p text:style-name="P21"><text:span text:style-name="T1">Se identifican los procesos y sus objetos (físicos, humanos, de información, etc.) sobre los que la empresa recopila datos. Estos objetos se interrelacionan. Una vez definidos los objetos y sus relaciones, se definen todos los atributos que describen los objetos. L a determinación de los objetos, sus relaciones y los datos que describen los objetos constituyen el esquema de datos de la Organización. El esquema vale por sí mismo, es decir el resultado sería una estructura más independiente de las estructuras de los procesos y de las aplicaciones que los sirven, y por lo tanto también de los cambios que pudieran surgir en las mismas. </text:span></text:p>
      <text:p text:style-name="P21"><text:span text:style-name="T1">Esta estrategia del desarrollo de una estructura de datos basada en procesos de la Organización, permite la construcción de un sistema de información gerencial, en la cual la alta gerencia puede participar, si tiene la herramienta adecuada, como un usuario del procesamiento de datos. </text:span></text:p>
      <text:p text:style-name="P21"><text:span text:style-name="T1">La administración de datos está dedicando sus mayores esfuerzos a la integración vertical de los datos, apartándose de la horizontal.</text:span></text:p>
      <text:p text:style-name="P21"><text:soft-page-break/><text:span text:style-name="T1">La integración horizontal ve a los sistemas operacionales casi como una línea de montaje en la que los datos se transfieren de un sistema a otro. La responsabilidad de la administración de datos, si el objetivo es la integración horizontal, consiste en desarrollar e implementar normar para minimizar la redundancia de datos. </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1"><text:span text:style-name="T1">Esto cambia con la integración vertical de los datos, en la que el punto central consiste en proporcionar información sobre las operaciones a las gerencias de control, y a las estrategias. Aquí, el requerimiento es desarrollar e implementar, en los sistemas de soporte operacional, normas para los datos que son requeridos a nivel gerencial. El objetivo es permitir que la organización se comunique. La redundancia, como preocupación, se ve reemplazada por la consistencia.</text:span></text:p>
      <text:p text:style-name="P21"><text:span text:style-name="T1">La integración vertical de los datos esta produciendo un impacto de importancia en su administración. Ahora que la alta gerencia comienza a participar directamente de sus propios datos, se comprende mejor el concepto de que debe haber una perspectiva empresaria de los datos, y de que estos son un recurso. La alta gerencia esta llegando a conocer muy buen el volumen de los datos, y los problemas de calidad que se le plantean cuando intenta acceder a ellos. </text:span></text:p>
      <text:p text:style-name="P21"><text:soft-page-break/><text:span text:style-name="T1">Con la integración horizontal de los datos era casi imposible identificar su utilidad. Debido a ellos, se asignó el mismo valor a todos los datos, y los procedimientos de control los trataron de la misma manera. La integración vertical introduce otro patrón, varios niveles gerenciales utilizan algunos de los datos, mientras que otros son utilizados a nivel operacional, quizás en tareas de poca importancia. Los datos que son usados por mas de un nivel de la organización o por quienes toman decisiones estratégicas, son por lo tanto más importantes.</text:span></text:p>
      <text:p text:style-name="P31"/>
      <text:list xml:id="list1099727108" text:continue-numbering="true" text:style-name="WWNum1">
        <text:list-item>
          <text:p text:style-name="P22"><text:span text:style-name="T2">Definiciones. </text:span><text:span text:style-name="T3">Parte I – Capitulo 4 – Pág.16</text:span></text:p>
        </text:list-item>
      </text:list>
      <text:list xml:id="list251969606" text:continue-list="list216239093" text:style-name="WWNum2">
        <text:list-item>
          <text:p text:style-name="P25"><text:span text:style-name="T2">Equifinalidad</text:span></text:p>
        </text:list-item>
      </text:list>
      <text:p text:style-name="P37"><text:span text:style-name="T1">Se refiere al hecho que un sistema vivo a partir de distintas condiciones iniciales y por distintos caminos llega a un mismo estado final. El fin se refiere a mantener un estado de equilibrio fluyente. “Puede alcanzarse el mismo estado final, la misma meta, partiendo de diferentes condiciones iniciales y siguiendo distintos itinerarios en los procesos organizamicos” (Von Bertalanffy. 1976). El proceso inverso se denomina multifinalidad, es decir “condiciones iniciales similares pueden llevar a estados finales diferentes” (Buckley. 1970:98).</text:span></text:p>
      <text:p text:style-name="P39"/>
      <text:list xml:id="list2113901577" text:continue-numbering="true" text:style-name="WWNum2">
        <text:list-item>
          <text:p text:style-name="P25"><text:span text:style-name="T2">Equilibrio</text:span></text:p>
        </text:list-item>
      </text:list>
      <text:p text:style-name="P37"><text:span text:style-name="T1">Los estados de equilibrios sistémicos pueden ser alcanzados en los sistemas abiertos por diversos caminos. Esto se denomina Equifinalidad y Multifinalidad. El mantenimiento del equilibrio en sistemas abiertos implica necesariamente la importación de recursos provenientes del ambiente. Estos recursos pueden consistir en flujos energéticos, materiales o informativos.</text:span></text:p>
      <text:p text:style-name="P38"/>
      <text:list xml:id="list600315063" text:continue-numbering="true" text:style-name="WWNum2">
        <text:list-item>
          <text:p text:style-name="P25"><text:span text:style-name="T2">Homeóstasis</text:span></text:p>
        </text:list-item>
      </text:list>
      <text:p text:style-name="P37"><text:span text:style-name="T1">Los procesos homeostáticos operan ante variaciones de las condiciones del ambiente o contexto, corresponden a las compensaciones internas al sistema, bloquean o complementan estos cambios con el objeto de mantener invariante la estructura sistémica, es decir, hacia la conservación de su forma. La manutención de formas dinámicas o trayectorias se denominan HOMEORROSIS (Sistemas cibernéticos). La homeostasis es la propiedad de un sistema que defina su nivel de respuesta y de adaptación al contexto mediante transformaciones funcionales.</text:span></text:p>
      <text:p text:style-name="P38"/>
      <text:list xml:id="list1727536491" text:continue-numbering="true" text:style-name="WWNum2">
        <text:list-item>
          <text:p text:style-name="P25"><text:span text:style-name="T2">Homeoquinesis (Evolución de los sistemas vivientes)</text:span></text:p>
        </text:list-item>
      </text:list>
      <text:p text:style-name="P37"><text:span text:style-name="T1">Los sistemas vivientes se encuentran en un estado de desequilibrio, un estado de evolución al que se ha llamado homeoquinesis. La homeoquinesis puede explicar el hecho de que los sistemas vivientes se deterioran y mueren a pesar de sus procesos homeostáticos. En definitiva la homeostasis describe el equilibrio dinámico al cual se esfuerza el sistema, pero que nunca puede lograr.</text:span></text:p>
      <text:list xml:id="list361857631" text:continue-numbering="true" text:style-name="WWNum2">
        <text:list-item>
          <text:p text:style-name="P25"><text:span text:style-name="T2">Información</text:span></text:p>
        </text:list-item>
      </text:list>
      <text:p text:style-name="P37"><text:span text:style-name="T1">La información es el aumento del conocimiento sobre un objeto, un hecho, un comportamiento, etc. Proporcionado por los datos. La información tiene un comportamiento distinto al de la energía, pues su comunicación no elimina la información del emisor o fuente. En términos formales “La cantidad de información que permanece en el sistema es igual a la información que existe más la que entra, es decir, hay una agregación neta en la entrada y la salida no </text:span><text:soft-page-break/><text:span text:style-name="T1">elimina la información del sistema” (Johannsen. 1975:78). La información es la más importante corriente negentrópica de que disponen los sistemas complejos.</text:span></text:p>
      <text:p text:style-name="P38"/>
      <text:list xml:id="list401483794" text:continue-numbering="true" text:style-name="WWNum2">
        <text:list-item>
          <text:p text:style-name="P25"><text:span text:style-name="T2">Neguentropía</text:span></text:p>
        </text:list-item>
      </text:list>
      <text:p text:style-name="P37"><text:span text:style-name="T1">Se refiere a la energía que el sistema importa del ambiente para mantener su organización y sobrevivir (Johannsen 1975).</text:span></text:p>
      <text:p text:style-name="P37"><text:span text:style-name="T1">Neguentropia vendría a ser por lo tanto lo contrario de entropía (desorden); es decir, la neguentropia es la presión ejercida por alguien o por algo para conservar el orden dentro del sistema. La neguentropia surge a partir de la necesidad del sistema de abrirse y reabastecerse de energía e información (que ha perdido debido a la ejecución de sus procesos) que le permitan volver a su estado anterior (estructuras y funcionamiento) y sobrevivir. Es desde este punto de vista que se puede considerar a la información como elemento generador de orden y como herramienta fundamental para la toma de decisiones en la organización o en cualquier sistema donde se presenten situaciones de elección con múltiples alternativas.</text:span></text:p>
      <text:p text:style-name="P3"/>
      <text:list xml:id="list2056291200" text:continue-numbering="true" text:style-name="WWNum2">
        <text:list-item>
          <text:p text:style-name="P25"><text:span text:style-name="T2">Autonomía </text:span></text:p>
        </text:list-item>
      </text:list>
      <text:p text:style-name="P37"><text:span text:style-name="T1">Este concepto está relacionado con la capacidad interna que tiene el sistema para responder y adaptarse a las perturbaciones de contexto. Es decir, a la energía almacenada internamente, que tiene para que funciones sus sistemas de regulación.</text:span></text:p>
      <text:p text:style-name="P38"/>
      <text:list xml:id="list1622907663" text:continue-numbering="true" text:style-name="WWNum2">
        <text:list-item>
          <text:p text:style-name="P25"><text:span text:style-name="T2">Variabilidad</text:span></text:p>
        </text:list-item>
      </text:list>
      <text:p text:style-name="P37"><text:span text:style-name="T1">Indica el máximo de relaciones (hipotéticamente) posibles entre los elementos de un sistema.</text:span></text:p>
      <text:p text:style-name="P38"/>
      <text:list xml:id="list1246902408" text:continue-numbering="true" text:style-name="WWNum2">
        <text:list-item>
          <text:p text:style-name="P25"><text:span text:style-name="T2">Variedad</text:span></text:p>
        </text:list-item>
      </text:list>
      <text:p text:style-name="P37"><text:span text:style-name="T1">Comprende el número de elementos discretos de un sistema (V = cantidad de elementos) y sus diferentes estados. </text:span></text:p>
      <text:p text:style-name="P38"/>
      <text:list xml:id="list689755621" text:continue-numbering="true" text:style-name="WWNum2">
        <text:list-item>
          <text:p text:style-name="P25"><text:span text:style-name="T2">Viabilidad</text:span></text:p>
        </text:list-item>
      </text:list>
      <text:p text:style-name="P37"><text:span text:style-name="T1">Indica una medida de la capacidad de sobrevivencia y adaptación (mosfostásis, morfogénesis) de un sistema a un medio en cambio.</text:span></text:p>
      <text:p text:style-name="P37"><text:span text:style-name="T1">Podemos hablar de sistema viable como aquel que sobrevive, es decir, que es legalizado por el medio y se adapta a él y a sus exigencias, de modo que con su exportación de corrientes positivas de salida al medio, esté en condiciones de adquirir ese mismo medio sus corrientes de entrada (o la energía necesaria para el continuo desarrollo de su función de transformación).</text:span></text:p>
      <text:p text:style-name="P37"><text:span text:style-name="T1">Sin embargo, el concepto de viabilidad es más amplio. Stafford Beer define a un sistema viable como a aquel que es capaz de adaptarse a las variaciones de un medio en cambio. Para que esto pueda ocurrir, el sistema debe poseer tres características básicas:</text:span></text:p>
      <text:list xml:id="list298962747" text:continue-numbering="true" text:style-name="WWNum2">
        <text:list-item>
          <text:list>
            <text:list-item>
              <text:p text:style-name="P25"><text:span text:style-name="T1">Ser capaz de auto organizarse, es decir, mantener una estructura permanente y modificarla de acuerdo a las exigencias.</text:span></text:p>
            </text:list-item>
            <text:list-item>
              <text:p text:style-name="P25"><text:span text:style-name="T1">Ser capaz de auto controlarse, es decir, mantener sus principales variables dentro de ciertos límites que forman un área de normalidad.</text:span></text:p>
            </text:list-item>
            <text:list-item>
              <text:p text:style-name="P25"><text:soft-page-break/><text:span text:style-name="T1">Poseer un cierto grado de autonomía, es decir, poseer un suficiente nivel de libertad determinado por sus recursos para mantener esas variables dentro de su área de normalidad.</text:span></text:p>
            </text:list-item>
            <text:list-item>
              <text:p text:style-name="P32"/>
            </text:list-item>
          </text:list>
        </text:list-item>
        <text:list-item>
          <text:p text:style-name="P25"><text:span text:style-name="T2">Estabilidad y control</text:span></text:p>
        </text:list-item>
      </text:list>
      <text:p text:style-name="P37"><text:span text:style-name="T1">El nivel de control del sistema es lo que le permite mantener a las variaciones de sus salidas procesales dentro de los niveles de tolerancia. El nivel de estabilidad ya sea alto, bajo o medio, exige que los sistemas de control se modifiquen y adecuen tanto en lo que hace a su concepción como en lo referente a su periodicidad.</text:span></text:p>
      <text:p text:style-name="P38"/>
      <text:list xml:id="list619921825" text:continue-numbering="true" text:style-name="WWNum2">
        <text:list-item>
          <text:p text:style-name="P25"><text:span text:style-name="T2">Armonía</text:span></text:p>
        </text:list-item>
      </text:list>
      <text:p text:style-name="P37"><text:span text:style-name="T1">Es la característica de los sistemas que mide el nivel de compatibilidad con el contexto.</text:span></text:p>
      <text:p text:style-name="P37"><text:span text:style-name="T1">Un sistema altamente armónico es aquel que es estático cuando el contexto así lo exige y altamente dinámico, su por el contrario el medio ambiente es de cambios constantes. La compatibilidad del sistema con el contexto es sumamente difícil cuando se debe predecir e influir sobre situaciones futuras, en ese caso se deben detectar las variables líderes del contexto que guiaran al proceso de compatibilidad delineando las características básicas del sistema.</text:span></text:p>
      <text:p text:style-name="P38"/>
      <text:list xml:id="list162010990" text:continue-numbering="true" text:style-name="WWNum2">
        <text:list-item>
          <text:p text:style-name="P25"><text:span text:style-name="T2">Tensión de un sistema</text:span></text:p>
        </text:list-item>
      </text:list>
      <text:p text:style-name="P37"><text:span text:style-name="T1">En general se denomina como tensión a una característica de los sistemas que los mantiene en constante actividad. Contrariamente a lo que supone su interpretación literal, tensión no es una característica negativa o de constante perturbación sino una propiedad que hace que los sistemas cuenten con un mecanismo de energización independientemente de los resultados (positivos o negativos) y de su valorización procesal.</text:span></text:p>
      <text:p text:style-name="P37"><text:span text:style-name="T1">La mayor parte de las veces, la tensión hace que los sistemas se mantengan en operación y por ello constituye un elemento vital e importante y por lo tanto positivo.</text:span></text:p>
      <text:p text:style-name="P37"><text:span text:style-name="T1">En toda Organización (por ejemplo una <text:s/>empresa), la tensión es una variable asociada al conflicto, y la no consideración del mismo o el intento de desterrarlo constituye un error metodológico respecto del fenómeno que se estudia. Por lo tanto no puede ser eliminado, porque constituye una característica asociada al tipo de sistema y vital para su supervivencia como tal. </text:span></text:p>
      <text:p text:style-name="P38"/>
      <text:list xml:id="list1424149975" text:continue-numbering="true" text:style-name="WWNum2">
        <text:list-item>
          <text:p text:style-name="P25"><text:span text:style-name="T2">Éxito del sistema</text:span></text:p>
        </text:list-item>
      </text:list>
      <text:p text:style-name="P37"><text:span text:style-name="T1">En la medida que el objetivo del sistema pueda alcanzarse se podrá decir que el sistema tuvo éxito en su gestión. Si no se cumple con el objetivo el sistema deberá ser revisado.</text:span></text:p>
      <text:p text:style-name="P37"><text:span text:style-name="T1">La falta de éxito implica la necesidad de localizar la causa determinante. En términos de conjuntos el éxito se mide por el grado de concordancia con las exigencias del funcionamiento del contexto y del medio interno. </text:span></text:p>
      <text:p text:style-name="P38"/>
      <text:list xml:id="list642843482" text:continue-numbering="true" text:style-name="WWNum2">
        <text:list-item>
          <text:p text:style-name="P25"><text:span text:style-name="T2">Optimización y suboptimización.</text:span></text:p>
        </text:list-item>
      </text:list>
      <text:p text:style-name="P37"><text:span text:style-name="T1">Optimización implica el alcance del éxito, o dicho de otra forma el alcance del mayor nivel de armonía o compatibilidad con el contexto, según los objetivos que se hayan fijado.</text:span></text:p>
      <text:p text:style-name="P37"><text:soft-page-break/><text:span text:style-name="T1">Como en el diseño del sistema se establecieron objetivos de armonía, la cuantificación del funcionamiento alcanzará el óptimo, cuando el control indique que el sistema ha alcanzado en forma permanente sus objetivos y que éstos no pueden ser mejorados.</text:span></text:p>
      <text:p text:style-name="P37"><text:span text:style-name="T1">Suboptimizacion es el caso inverso, es decir aquel donde un sistema no alcanza sus objetivos por las restricciones que le impone el contexto o por la existencia de objetivos múltiples, que en sus relaciones de dependencia mutua actúan como excluyentes.</text:span></text:p>
      <text:p text:style-name="P37"><text:span text:style-name="T1">A nivel de sistemas las dos soluciones básicas serían: </text:span></text:p>
      <text:list xml:id="list786659958" text:continue-numbering="true" text:style-name="WWNum2">
        <text:list-item>
          <text:p text:style-name="P25"><text:span text:style-name="T1">Optimizar los objetivos de un subsistema, suboptimizando los demás.</text:span></text:p>
        </text:list-item>
        <text:list-item>
          <text:p text:style-name="P25"><text:span text:style-name="T1">Optimizar los objetivos del sistema total y suboptimizar los objetivos en conflicto de los subsistemas. </text:span></text:p>
        </text:list-item>
      </text:list>
      <text:p text:style-name="P37"><text:span text:style-name="T1">El primero es de aplicación en conflictos endosistemas, el segundo para los casos de endo y exosistemas.</text:span></text:p>
      <text:p text:style-name="P38"/>
      <text:p text:style-name="P38"/>
      <text:list xml:id="list162372600" text:continue-list="list1099727108" text:style-name="WWNum1">
        <text:list-item>
          <text:p text:style-name="P22"><text:span text:style-name="T2">Definir qué es un retraso y un rezago dentro de un sistema. En un proceso de regulación, en que afecta el retraso y el rezago. Dar un ejemplo.</text:span><text:span text:style-name="T3"> Parte I – Capitulo 9 – Pág. 3</text:span></text:p>
        </text:list-item>
      </text:list>
      <text:p text:style-name="P21"><text:span text:style-name="T1">Nos referimos a tiempo de respuesta del sistema de control, para actuar y compensar las perturbaciones.</text:span></text:p>
      <text:p text:style-name="P31"/>
      <text:p text:style-name="P21"><text:span text:style-name="T1">El tiempo de respuesta se define como el tiempo transcurrido desde que se produce la perturbación en el sistema, hasta el momento en que actúan los mecanismos de compensación y se logra la tarea de corrección o compensación. Para el cálculo de este tiempo, consideramos dos conceptos: </text:span></text:p>
      <text:list xml:id="list662023162" text:continue-list="list786659958" text:style-name="WWNum2">
        <text:list-item>
          <text:p text:style-name="P25"><text:span text:style-name="T1">El rezago</text:span></text:p>
        </text:list-item>
        <text:list-item>
          <text:p text:style-name="P25"><text:span text:style-name="T1">El retraso.</text:span></text:p>
        </text:list-item>
      </text:list>
      <text:p text:style-name="P21"><text:span text:style-name="T1">Los rezagos pueden distinguirse de los retrasos en el tiempo y la forma de la respuesta. En los primeros, el tiempo está referido a cuando actúan para filtrar o amortiguar el impacto total de un cambio en el sistema, sin bloquearlo totalmente. En cambio, los retrasos actúan para posponer el momento en que tiene lugar el efecto de un cambio. En un caso (el caso de los rezagos) nos interesamos por el tiempo que toma la amplitud del sistema para reflejar el impacto total de la fuerza con que se enfrenta; en el otro (en el caso de los retrasos) nos interesa el tiempo requerido por el sistema para empezar a reaccionar. En un caso el sistema responde lentamente, pero comienza a cambiar de inmediato; en el otro, la respuesta está retrasada y cuando ésta ocurre tiene lugar “repentina y completamente”. Los rezagos pueden no ser tan objetables de sostener, como los retrasos. En sistemas con retroalimentación, los retrasos pueden conducir a efectos desestabilizantes que pueden causar la pérdida del control. </text:span></text:p>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list xml:id="list831277898" text:continue-list="list162372600" text:style-name="WWNum1">
        <text:list-item>
          <text:p text:style-name="P22"><text:span text:style-name="T2">Definir el concepto de Sinergia y Recursividad y qué relación o importancia tiene dentro de la definición de sistema y el pensamiento sistémico. </text:span><text:span text:style-name="T3"><text:s/>Part I – Capitulo 6 – Pág.2</text:span></text:p>
        </text:list-item>
      </text:list>
      <text:p text:style-name="P21"><text:span text:style-name="T1">Se dice que existe sinergia o que un objeto posee sinergia cuando cumple con el principio o requisito de que la suma de las partes es diferente del todo. Fuller señala que un objeto posee sinergia cuando el examen de una o alguna de sus partes (incluso a cada una de sus partes) en forma aislada, no puede explicar o predecir la conducta del todo. El todo es más que la suma de sus partes, puesto que en la visión sistémica le debemos agregar las relaciones y la organización. El todo tiene comportamientos que son propios y diferentes al de sus componentes. Un sistema es un objeto “Sinérgico”.</text:span></text:p>
      <text:p text:style-name="P21"><text:span text:style-name="T1">Se entiende por recursividad el hecho de que un objeto Sinérgico, un sistema, esté compuesto por partes con características tales que son a su vez objetos sinérgicos (sistemas). <text:s/>Se habla de sistemas y subsistemas. Cada uno de estos objetos, no importando su tamaño, tiene propiedades que lo convierten en una totalidad, es decir, en un elemento independiente. </text:span></text:p>
      <text:p text:style-name="P21"><text:span text:style-name="T1">El concepto de recursividad se aplica a sistemas dentro de sistemas mayores, y a ciertas características particulares, más bien funciones o conductas propias de cada sistema, que son semejantes a la de los sistemas mayores. </text:span></text:p>
      <text:p text:style-name="P21"><text:span text:style-name="T1">El pensamiento sistémico es la actitud del ser humano, que se basa en la percepción del mundo real en términos de totalidades para si análisis, comprensión y accionar, a diferencia del planteamiento del método científico, que solo percibe partes de él y de manera inconexa. Como todo sistema es sinérgico, se puede usar el pensamiento sistémico para estudiarlo. Con el pensamiento sistémico veo al sistema en su totalidad, aplicando recursivamente este pensamiento a cada parte o subsistema del sistema en estudio (voy desde afuera hacia adentro del sistema).</text:span></text:p>
      <text:p text:style-name="P21"><text:span text:style-name="T1">La idea de sinergia es inherente al concepto de sistemas, y la idea de recursividad representa jerarquización de todos los sistemas existentes. </text:span></text:p>
      <text:p text:style-name="P21"><text:span text:style-name="T1">Un sistema tiene siempre un comportamiento sinérgico, pero no necesariamente tiene recursividad. Esto último sucede si alguno de sus componentes también es un sistema (subsistema).</text:span></text:p>
      <text:p text:style-name="P31"/>
      <text:list xml:id="list1051595845" text:continue-numbering="true" text:style-name="WWNum1">
        <text:list-item>
          <text:p text:style-name="P22"><text:span text:style-name="T2">Explicar el ciclo de vida de los datos. Indicar las características técnicas que deben cumplir las tecnologías para cada fase del ciclo. </text:span><text:span text:style-name="T3">Parte II – Capitulo 9 – Pág. 7</text:span></text:p>
        </text:list-item>
      </text:list>
      <text:p text:style-name="P21"><text:span text:style-name="T1">El ciclo de vida de los datos es paralelo al ciclo de vida de su entorno. Si este entorno fuera un sistema, los datos nacerían al nacer el sistema y morirían después que el mismo sistema que los originó. En cierto sentido, durante su vida dentro de una organización, los datos “evolucionan”, tienen un crecimiento. </text:span></text:p>
      <text:p text:style-name="P21"><text:span text:style-name="T1">Existen tres tipos de propietarios de los datos en una organización. Los datos privados los utiliza una persona. Si esta muere, sus datos mueren con ella. Los datos compartidos los utilizan varias personas. Si una muere, los datos siguen </text:span><text:soft-page-break/><text:span text:style-name="T1">siendo usados por las demás. <text:s/>Los datos comunes son utilizados por muchas personas. A medida que los datos tienen más penetración dentro de la organización, son necesarios controles de calidad más rigurosos. En un comienzo, todos los datos eran privados. Los mejores de esos datos llegaron a ser compartidos. Los mejores de los mejores se transformaron en comunes. Es la supervivencia de los mejores, pues resulta muy costoso mantener datos irrelevantes. </text:span></text:p>
      <text:p text:style-name="P21"><text:span text:style-name="T1">La demanda de datos comunes proviene del crecimiento y de los cambios en la organización. Estos pueden relacionarse directamente con el ciclo de vida de la organización. Los datos comunes deben tratarse como un bien de la organización, y ella deberá desarrollar su propio sentido de la propiedad y del cuidado de los datos. La administración de esta evolución es el factor más importante en la prevención del “caos” en la información. </text:span></text:p>
      <text:p text:style-name="P21"><text:span text:style-name="T1">El movimiento de los datos de un estado privado a otro compartido, y luego al común debe ser acompañado por tecnologías y responsabilidades organizativas adecuadas a las necesidades de la organización. <text:s/>Estas tecnologías se relacionan con los siguientes puntos:</text:span></text:p>
      <text:list xml:id="list473447319" text:continue-list="list662023162" text:style-name="WWNum2">
        <text:list-item>
          <text:p text:style-name="P25"><text:span text:style-name="T1">Independencia de los datos de los programas de aplicación.</text:span></text:p>
        </text:list-item>
        <text:list-item>
          <text:p text:style-name="P25"><text:span text:style-name="T1">Confiabilidad. Relacionada con el comportamiento de la base de datos antes desperfectos de Hardware y Software.</text:span></text:p>
        </text:list-item>
        <text:list-item>
          <text:p text:style-name="P25"><text:span text:style-name="T1">Facilidad de modificación. Posibilidad de modificar el modelo de datos de la organización. </text:span></text:p>
        </text:list-item>
        <text:list-item>
          <text:p text:style-name="P25"><text:span text:style-name="T1">Integridad. Relacionado con la posibilidad de recuperación de datos ante transacciones <text:s/>equivocadas.</text:span></text:p>
        </text:list-item>
        <text:list-item>
          <text:p text:style-name="P25"><text:span text:style-name="T1">Seguridad. Relacionado con la violación dolosa de la consistencia de los datos. </text:span></text:p>
        </text:list-item>
        <text:list-item>
          <text:p text:style-name="P25"><text:span text:style-name="T1">Privacidad. Relacionada con la protección de la información ante accesos o consultas no deseadas.</text:span></text:p>
        </text:list-item>
        <text:list-item>
          <text:p text:style-name="P25"><text:span text:style-name="T1">Posibilidad de acceso y uso compartido. Relacionado con el acceso simultaneo desde varios puntos. </text:span></text:p>
        </text:list-item>
        <text:list-item>
          <text:p text:style-name="P25"><text:span text:style-name="T1">Rendimiento y administración. Relacionado con la administración de la base de datos, control de la performance, tiempos de acceso al dato, etc. <text:s text:c="2"/></text:span></text:p>
        </text:list-item>
      </text:list>
      <text:p text:style-name="P2"/>
      <text:p text:style-name="Body_20_Text_20_First_20_Indent_20_2"><text:span text:style-name="T1">Los datos comunes deben ser administrados por una tecnología que tenga un alto rendimiento en los puntos precedentes. </text:span></text:p>
      <text:p text:style-name="Body_20_Text_20_First_20_Indent_20_2"><text:span text:style-name="T1">En contraste, los entornos de los datos privados poseen bajos rendimientos en cada punto. El problema se plantea al administrar la transición de los datos de un estado a otro y, por lo tanto, de un nivel de tecnología a otro. Estos niveles de tecnología deben definirse de manera consistente con las reglas de propiedad de los datos, y los pasos de la migración empleando metodologías y herramientas para crear bases de datos y software para usuarios finales. </text:span></text:p>
      <text:list xml:id="list1631651052" text:continue-list="list1051595845" text:style-name="WWNum1">
        <text:list-item>
          <text:p text:style-name="P22"><text:span text:style-name="T2">Describir las características técnicas de un sistema para la toma de decisiones (SSD). </text:span><text:span text:style-name="T3">Parte II – Capitulo 13 – Pág.11</text:span></text:p>
        </text:list-item>
      </text:list>
      <text:p text:style-name="P21"><text:span text:style-name="T1">Un SSD (Sistema <text:s/>de información de soporte para la toma de decisiones) es un sistema informático utilizado para servir de apoyo, más que automatizar, el proceso de toma de decisiones. La decisión es una elección entre alternativas basadas en estimaciones de los valores de esas alternativas. El apoyo a una decisión significa ayudar a las personas que trabajan solas o en grupo a reunir </text:span><text:soft-page-break/><text:span text:style-name="T1">inteligencia, conocimiento y generar alternativas para tomar decisiones. Apoyar el proceso de <text:s/>toma de decisión implica el apoyo a la estimación, la evaluación y/o la comparación de alternativas.</text:span></text:p>
      <text:p text:style-name="P21"><text:span text:style-name="T1">En la práctica, las referencias a SSD suelen ser referencias a aplicaciones informáticas que realizan una función de apoyo.</text:span></text:p>
      <text:p text:style-name="P21"><text:span text:style-name="T1">A nivel estratégico, todo gerente debe encarar muy variadas decisiones, de características singulares. Por lo tanto, la eficacia de un SSD depende de ciertas características muy especiales:</text:span></text:p>
      <text:list xml:id="list726163830" text:continue-list="list473447319" text:style-name="WWNum2">
        <text:list-item>
          <text:p text:style-name="P25"><text:span text:style-name="T1">Flexibilidad</text:span></text:p>
        </text:list-item>
        <text:list-item>
          <text:p text:style-name="P25"><text:span text:style-name="T1">Capacidad de interacción.</text:span></text:p>
        </text:list-item>
        <text:list-item>
          <text:p text:style-name="P25"><text:span text:style-name="T1">Orientación para el descubrimiento.</text:span></text:p>
        </text:list-item>
        <text:list-item>
          <text:p text:style-name="P25"><text:span text:style-name="T1">Facilidad de aprendizaje.</text:span></text:p>
        </text:list-item>
      </text:list>
      <text:p text:style-name="Body_20_Text_20_First_20_Indent_20_2"><text:span text:style-name="T1">La flexibilidad permite al gerente construir diferentes modelos, manipular datos de diferentes maneras y confrontar la información con el problema en estudio. La interacción es importante porque, al facilitar la comunicación del gerente con el sistema, permite a éste obtener rápidamente resultados definidos. La orientación para el descubrimiento permite al gerente sondear tendencias, aislar problemas y plantear nuevos interrogantes. La facilidad de aprendizaje permite al gerente usar el sistema sin enfrascarse en los aspectos técnicos del mismo. </text:span></text:p>
      <text:p text:style-name="P2"/>
      <text:list xml:id="list1992679226" text:continue-list="list1631651052" text:style-name="WWNum1">
        <text:list-item>
          <text:p text:style-name="P22"><text:span text:style-name="T2">Explicar mejoría y diseño de sistemas. Indicar las diferencias entre ambas tecnologías. Mejoramiento de los sistemas. </text:span><text:span text:style-name="T3"><text:s/>Parte I – Capitulo 3 – Pág.5</text:span></text:p>
        </text:list-item>
      </text:list>
      <text:p text:style-name="P21"><text:span text:style-name="T1">Mejoramiento de los sistemas: Se refiere al proceso de asegurar que un sistema o sistemas operen de acuerdo con las expectativas. Esto implica que ya se ha implantado y establecido el diseño del sistema. En este contexto, mejorar el sistema se refiere a trazar las causas de desviaciones de las normas operantes establecidas o a investigar cómo puede hacerse para que el sistema produzca mejores resultados que se acerquen al logro de los objetivos del diseño. No se cuestiona el concepto del diseño. <text:s/>Los problemas principales a resolverse con el mejoramiento de sistemas son: el sistema no satisface los objetivos establecidos, que el sistema no proporciona resultados predichos y que el sistema no opera como se planeó inicialmente. <text:s/>Para resolver estos problemas y <text:s/>mejorar la operación de sistemas generalmente se sigue un procedimiento definido. El mejorar la operación del sistema, involucra determinar las razones de las desviaciones no esperadas. Esto implica la existencia anterior de un plan, una especificación, un estándar o norma de cómo debe operar el sistema contra el cual puede compararse el funcionamiento real.</text:span></text:p>
      <text:p text:style-name="P21"><text:span text:style-name="T1">Generalmente cuando se nos presenta un problema de mejorar sistemas, primero definimos el problema, un paso que incluye el delimitar el alcance de nuestra investigación. Describimos cuidadosamente la naturaleza del sistema e identificamos sus subsistemas componentes. Una vez que se ha definido el sistema y encontramos sus subsistemas componentes, se procede mediante un análisis a buscar elementos que puedan proporcionar posibles respuestas a nuestras preguntas. Partiendo de los hechos conocidos, procedemos por deducción a sacar algunas conclusiones tentativas. <text:s/></text:span></text:p>
      <text:p text:style-name="P21"><text:span text:style-name="T1">El mejoramiento, como una metodología de cambio, se caracteriza por los siguientes pasos: </text:span></text:p>
      <text:list xml:id="list1669245979" text:style-name="WWNum12">
        <text:list-item>
          <text:p text:style-name="P28"><text:soft-page-break/><text:span text:style-name="T1">Se define el problema e identifican el sistema y subsistemas componentes</text:span></text:p>
        </text:list-item>
        <text:list-item>
          <text:p text:style-name="P28"><text:span text:style-name="T1">Los estados, condiciones o conductas actuales del sistema se determinan mediante observación</text:span></text:p>
        </text:list-item>
        <text:list-item>
          <text:p text:style-name="P28"><text:span text:style-name="T1">Se comparan las condiciones reales y esperadas de los sistemas a fin de determinar el grado de desviación </text:span></text:p>
        </text:list-item>
        <text:list-item>
          <text:p text:style-name="P28"><text:span text:style-name="T1">Se hipotetizan las razones de esta desviación de acuerdo con los límites de los subsistemas componentes.</text:span></text:p>
        </text:list-item>
        <text:list-item>
          <text:p text:style-name="P28"><text:span text:style-name="T1">Se sacan conclusiones de los hechos conocidos, mediante un proceso de deducción <text:s/>y se desintegra el gran problema en sub problemas mediante un proceso de reducción.</text:span></text:p>
        </text:list-item>
      </text:list>
      <text:p text:style-name="P21"><text:span text:style-name="T1">El mejoramiento del sistema se refiere estrictamente a los problemas de operación y se considera que el mal funcionamiento es causado por defectos del contenido y es asignable a causas específicas, no se cuestiona la función, propósito, estructura y proceso de los sistemas.</text:span></text:p>
      <text:p text:style-name="P21"><text:span text:style-name="T1">Diseño de sistemas: La primera pregunta que surge cuando se aplica el diseño de sistemas (el enfoque de sistemas), se refiere al propósito de la existencia del sistema, éste requiere una comprensión del sistema en relación con todos los demás sistemas mayores y que están en interfaz con este mismo. Esto se denomina extrospectiva en contraste con el mejoramiento que es introspectivo. El diseño procede de lo particular a lo general, e infiere el diseño del mejor sistema, mediante un proceso de inducción y síntesis. Diseñar el sistema total significa crear una configuración del sistema que sea óptimo. Es un método de investigación, una forma de pensar que enfatiza el sistema total, en vez de sistemas componentes, se esfuerza por optimizar la eficacia del sistema total en lugar de mejorar la eficiencia de sistemas cercanos.</text:span></text:p>
      <text:p text:style-name="P21"><text:span text:style-name="T1">En contraste con la metodología de cambio a la que llamamos mejoramiento de sistemas, el enfoque de sistemas es una metodología de diseño caracterizada por lo siguiente:</text:span></text:p>
      <text:list xml:id="list150983696" text:style-name="WWNum13">
        <text:list-item>
          <text:p text:style-name="P29"><text:span text:style-name="T1">Se define el problema en relación a los sistemas supe ordinales, o sistemas a los cuales pertenece el sistema en cuestión y está relacionado mediante aspectos comunes en los objetivos.</text:span></text:p>
        </text:list-item>
        <text:list-item>
          <text:p text:style-name="P29"><text:span text:style-name="T1">Los objetivos del sistema generalmente no se basan en el contexto de subsistemas, sino que deben revisarse en relación a sistemas mayores o al sistema total.</text:span></text:p>
        </text:list-item>
        <text:list-item>
          <text:p text:style-name="P29"><text:span text:style-name="T1">Los diseños actuales deben evaluarse en términos de costos de oportunidad <text:s/>o del grado de divergencias del sistema del diseño óptimo.</text:span></text:p>
        </text:list-item>
        <text:list-item>
          <text:p text:style-name="P29"><text:span text:style-name="T1">El diseño optimo generalmente no puede encontrarse incrementalmente cerca de las formas presentes adoptadas.</text:span></text:p>
        </text:list-item>
        <text:list-item>
          <text:p text:style-name="P29"><text:span text:style-name="T1">El diseño de sistemas y el paradigma de sistemas involucran procesos de pensamiento como inducción y síntesis.</text:span></text:p>
        </text:list-item>
        <text:list-item>
          <text:p text:style-name="P29"><text:span text:style-name="T1">El planeamiento se concibe como un proceso por el cual el planificador asume el papel de líder en vez de seguidor. </text:span></text:p>
        </text:list-item>
      </text:list>
      <text:p text:style-name="P43"/>
      <text:p text:style-name="P21"><text:span text:style-name="T1">Comparación de ambas metodologías de cambio:</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
          </table:table-cell>
          <table:table-cell table:style-name="Table1.A1" office:value-type="string">
            <text:p text:style-name="P44"><text:span text:style-name="T2">Mejoramiento de sistemas</text:span></text:p>
          </table:table-cell>
          <table:table-cell table:style-name="Table1.A1" office:value-type="string">
            <text:p text:style-name="P44"><text:span text:style-name="T2">Diseño de sistemas</text:span></text:p>
          </table:table-cell>
        </table:table-row>
        <table:table-row table:style-name="Table1.1">
          <table:table-cell table:style-name="Table1.A1" office:value-type="string">
            <text:p text:style-name="P44"><text:span text:style-name="T1">Condiciones del sistema</text:span></text:p>
          </table:table-cell>
          <table:table-cell table:style-name="Table1.A1" office:value-type="string">
            <text:p text:style-name="P44"><text:span text:style-name="T1">El diseño se implanta.</text:span></text:p>
          </table:table-cell>
          <table:table-cell table:style-name="Table1.A1" office:value-type="string">
            <text:p text:style-name="P44"><text:span text:style-name="T1">Se cuestiona el diseño.</text:span></text:p>
          </table:table-cell>
        </table:table-row>
        <text:soft-page-break/>
        <table:table-row table:style-name="Table1.1">
          <table:table-cell table:style-name="Table1.A1" office:value-type="string">
            <text:p text:style-name="P44"><text:span text:style-name="T1">Paradigma</text:span></text:p>
          </table:table-cell>
          <table:table-cell table:style-name="Table1.A1" office:value-type="string">
            <text:p text:style-name="P44"><text:span text:style-name="T1">Análisis de sistemas y subsistemas componentes (el método analítico o paradigma de ciencia).</text:span></text:p>
          </table:table-cell>
          <table:table-cell table:style-name="Table1.A1" office:value-type="string">
            <text:p text:style-name="P44"><text:span text:style-name="T1">Diseño del sistema global (el enfoque de sistemas o paradigma de sistemas).</text:span></text:p>
          </table:table-cell>
        </table:table-row>
        <table:table-row table:style-name="Table1.1">
          <table:table-cell table:style-name="Table1.A1" office:value-type="string">
            <text:p text:style-name="P44"><text:span text:style-name="T1">Proceso de razonamiento</text:span></text:p>
          </table:table-cell>
          <table:table-cell table:style-name="Table1.A1" office:value-type="string">
            <text:p text:style-name="P44"><text:span text:style-name="T1">Deducción y reducción.</text:span></text:p>
          </table:table-cell>
          <table:table-cell table:style-name="Table1.A1" office:value-type="string">
            <text:p text:style-name="P44"><text:span text:style-name="T1">Optimización del sistema global.</text:span></text:p>
          </table:table-cell>
        </table:table-row>
        <table:table-row table:style-name="Table1.1">
          <table:table-cell table:style-name="Table1.A1" office:value-type="string">
            <text:p text:style-name="P44"><text:span text:style-name="T1">Salida</text:span></text:p>
          </table:table-cell>
          <table:table-cell table:style-name="Table1.A1" office:value-type="string">
            <text:p text:style-name="P44"><text:span text:style-name="T1">Mejoramiento del sistema existente.</text:span></text:p>
          </table:table-cell>
          <table:table-cell table:style-name="Table1.A1" office:value-type="string">
            <text:p text:style-name="P44"><text:span text:style-name="T1">Optimización del sistema global.</text:span></text:p>
          </table:table-cell>
        </table:table-row>
        <table:table-row table:style-name="Table1.1">
          <table:table-cell table:style-name="Table1.A1" office:value-type="string">
            <text:p text:style-name="P44"><text:span text:style-name="T1">Método</text:span></text:p>
          </table:table-cell>
          <table:table-cell table:style-name="Table1.A1" office:value-type="string">
            <text:p text:style-name="P44"><text:span text:style-name="T1">Determinación de causas de desviaciones entre operación intentada y real.</text:span></text:p>
          </table:table-cell>
          <table:table-cell table:style-name="Table1.A1" office:value-type="string">
            <text:p text:style-name="P44"><text:span text:style-name="T1">Determinación de la diferencia entre el diseño real y el diseño óptimo.</text:span></text:p>
          </table:table-cell>
        </table:table-row>
        <table:table-row table:style-name="Table1.1">
          <table:table-cell table:style-name="Table1.A1" office:value-type="string">
            <text:p text:style-name="P44"><text:span text:style-name="T1">Énfasis</text:span></text:p>
          </table:table-cell>
          <table:table-cell table:style-name="Table1.A1" office:value-type="string">
            <text:p text:style-name="P44"><text:span text:style-name="T1">Explicación de desviaciones del pasado.</text:span></text:p>
          </table:table-cell>
          <table:table-cell table:style-name="Table1.A1" office:value-type="string">
            <text:p text:style-name="P44"><text:span text:style-name="T1">Predicciones de resultados futuros.</text:span></text:p>
          </table:table-cell>
        </table:table-row>
        <table:table-row table:style-name="Table1.1">
          <table:table-cell table:style-name="Table1.A1" office:value-type="string">
            <text:p text:style-name="P44"><text:span text:style-name="T1">Perspectiva</text:span></text:p>
          </table:table-cell>
          <table:table-cell table:style-name="Table1.A1" office:value-type="string">
            <text:p text:style-name="P44"><text:span text:style-name="T1">Introspectiva: del sistema hacia el interior.</text:span></text:p>
          </table:table-cell>
          <table:table-cell table:style-name="Table1.A1" office:value-type="string">
            <text:p text:style-name="P44"><text:span text:style-name="T1">Extrospectiva: del sistema hacia el exterior.</text:span></text:p>
          </table:table-cell>
        </table:table-row>
        <table:table-row table:style-name="Table1.1">
          <table:table-cell table:style-name="Table1.A1" office:value-type="string">
            <text:p text:style-name="P44"><text:span text:style-name="T1">Papel del planificador</text:span></text:p>
          </table:table-cell>
          <table:table-cell table:style-name="Table1.A1" office:value-type="string">
            <text:p text:style-name="P44"><text:span text:style-name="T1">Seguidor: satisfacer las tendencias reinantes.</text:span></text:p>
          </table:table-cell>
          <table:table-cell table:style-name="Table1.A1" office:value-type="string">
            <text:p text:style-name="P44"><text:span text:style-name="T1">Líder: influir sobre las tendencias y modificarlas.</text:span></text:p>
          </table:table-cell>
        </table:table-row>
      </table:table>
      <text:p text:style-name="P33"/>
      <text:list xml:id="list1911498224" text:continue-list="list1992679226" text:style-name="WWNum1">
        <text:list-item>
          <text:p text:style-name="P22"><text:span text:style-name="T2">Definición y diferencias entre datos, información y conocimiento. </text:span><text:span text:style-name="T3">Parte II – Capitulo 9 – Pág.2</text:span></text:p>
        </text:list-item>
      </text:list>
      <text:p text:style-name="P21"><text:span text:style-name="T1">En una conversación informal, datos, información y conocimiento son términos que suelen utilizarse indistintamente y esto puede llevar a una interpretación libre del concepto de conocimiento. </text:span></text:p>
      <text:p text:style-name="P21"><text:span text:style-name="T1">Los datos están localizados en el mundo y el conocimiento en agentes de cualquier tipo (personas, empresas, máquinas) mientras que la información adopta un papel mediador entre ambas.</text:span></text:p>
      <text:p text:style-name="P21"><text:span text:style-name="T1">Davenport y Prusak (1999) definen a los datos, la información y el conocimiento de la siguiente manera:</text:span></text:p>
      <text:p text:style-name="P21"><text:span text:style-name="T1">Los datos son la mínima unidad semántica, y se corresponden con los elementos primarios de información que por sí solos son irrelevantes como apoyo a la toma de decisiones. También se puede ver como un conjunto discreto de valores que no dicen nada sobre el porqué de las cosas y no son orientativos para la acción. <text:s/>Los datos pueden provenir de fuentes externas o internas a la organización, pudiendo ser de carácter subjetivo u objetivo, o de tipo cuantitativo o cualitativo, etc.</text:span></text:p>
      <text:p text:style-name="P21"><text:span text:style-name="T1">El término “dato” puede ser definido como un elemento efectivo o supuesto, que representa un término de información, y puede ser utilizado como base para el procesamiento.</text:span></text:p>
      <text:p text:style-name="P21"><text:span text:style-name="T1">El hecho que un dato se considere como un elemento, implica que puede ser identificado y descrito. Esto no significa que necesariamente deba ser un elemento físico y medible, sino también abstracto o de tipo lógico.</text:span></text:p>
      <text:p text:style-name="P21"><text:soft-page-break/><text:span text:style-name="T1">Que “representa un término de información”, significa que está relacionado con las propiedades de los objetos. Los términos de información necesarios para definir un objeto son: Identidad del objeto, Clase de propiedad que deseamos especificar para un objeto (o un atributo del objeto), la especificación de esa propiedad para ese objeto (este es el valor asociado al atributo, denominado “valor de la propiedad”) y el punto en el tiempo.</text:span></text:p>
      <text:p text:style-name="P21"><text:span text:style-name="T1">La información acerca de un objeto está dada por un conjunto de valores, que corresponden al dato para cada uno de los términos seleccionados.</text:span></text:p>
      <text:p text:style-name="P21"><text:span text:style-name="T1">La información se puede definir como un conjunto de datos procesados y que tienen un significado (relevancia, propósito y contexto) y que por lo tanto son de utilidad para quien debe tomar decisiones, al disminuir su incertidumbre. Los datos se pueden transformar en información añadiéndoles valor: </text:span></text:p>
      <text:list xml:id="list900051318" text:continue-list="list726163830" text:style-name="WWNum2">
        <text:list-item>
          <text:p text:style-name="P25"><text:span text:style-name="T1">Contextualizando: se sabe en qué contexto y para qué propósito se generaron. </text:span></text:p>
        </text:list-item>
        <text:list-item>
          <text:p text:style-name="P25"><text:span text:style-name="T1">Categorizando: se conocen las unidades de medida que ayuda a interpretarlos. </text:span></text:p>
        </text:list-item>
        <text:list-item>
          <text:p text:style-name="P25"><text:span text:style-name="T1">Calculando: los datos pueden haber sido procesados <text:s/>matemática o estadísticamente.</text:span></text:p>
        </text:list-item>
        <text:list-item>
          <text:p text:style-name="P25"><text:span text:style-name="T1">Corrigiendo: se han eliminado errores e inconsistencias de los datos.</text:span></text:p>
        </text:list-item>
        <text:list-item>
          <text:p text:style-name="P25"><text:span text:style-name="T1">Condensando: los datos se han podido resumir de forma más concisa (agregación).</text:span></text:p>
        </text:list-item>
      </text:list>
      <text:p text:style-name="P2"/>
      <text:p text:style-name="P49"><text:span text:style-name="T1">Por lo tanto, la información es la </text:span><text:span text:style-name="T3">comunicación de conocimientos <text:s/></text:span><text:span text:style-name="T1">o inteligencia, y es capaz de cambiar la forma en que el receptor percibe algo, impactando sobre sus juicios de valor y sus comportamientos. </text:span></text:p>
      <text:p text:style-name="P49"><text:span text:style-name="T1">Información = Datos + Contexto (añadir valor) + Utilidad (disminuir incertidumbre)</text:span></text:p>
      <text:p text:style-name="P49"><text:span text:style-name="T1">Definimos como “información” al aumento de conocimiento proporcionado por los datos, que puede usarse para mejorar o posibilitar una decisión.</text:span></text:p>
      <text:p text:style-name="P50"/>
      <text:p text:style-name="P21"><text:span text:style-name="T1">El conocimiento es una mezcla de experiencia, valores, información y know-how que sirve como marco para la incorporación de nuevas experiencias e información, y es útil para la acción. <text:s/>Se origina y aplica en la mente de los conocedores.</text:span></text:p>
      <text:p text:style-name="P21"><text:span text:style-name="T1">El conocimiento se deriva de la información, así como la información se deriva de los datos. </text:span></text:p>
      <text:p text:style-name="P21"><text:span text:style-name="T1">Para que la información se convierta en conocimiento es necesarios realizar acciones como:</text:span></text:p>
      <text:list xml:id="list837901125" text:continue-numbering="true" text:style-name="WWNum2">
        <text:list-item>
          <text:p text:style-name="P25"><text:span text:style-name="T1">Comparación con otros elementos.</text:span></text:p>
        </text:list-item>
        <text:list-item>
          <text:p text:style-name="P25"><text:span text:style-name="T1">Predicción de consecuencias.</text:span></text:p>
        </text:list-item>
        <text:list-item>
          <text:p text:style-name="P25"><text:span text:style-name="T1">Búsqueda de conexiones </text:span></text:p>
        </text:list-item>
        <text:list-item>
          <text:p text:style-name="P25"><text:span text:style-name="T1">Conversación con otros portadores de conocimiento.</text:span></text:p>
        </text:list-item>
      </text:list>
      <text:p text:style-name="P10"><text:span text:style-name="T1">Al conocimiento podemos definirlo, en líneas generales como información retenida. Para obtener información, es necesario hacer algo con los datos, pero también significa que existe al menos dos tipos de información: la que se retiene, que luego se transformará en conocimiento y la que no se retiene.</text:span></text:p>
      <text:p text:style-name="P11"/>
      <text:list xml:id="list1800188207" text:continue-list="list1911498224" text:style-name="WWNum1">
        <text:list-item>
          <text:p text:style-name="P22"><text:span text:style-name="T2">Definir el concepto de TGS y nombre las características comunes e invariantes de los sistemas. </text:span><text:span text:style-name="T3"><text:s/>Parte I – Capitulo 4 – Pág. 2 y Pág. 26</text:span></text:p>
        </text:list-item>
      </text:list>
      <text:p text:style-name="P21"><text:span text:style-name="T1">La TGS es una ciencia de base que desarrolla una metodología científica de aplicación universal y al mismo tiempo brinda un mejoramiento en los niveles de la comunicación inter disciplinarios. No existe mucha unidad y acuerdo entre los diferentes investigadores de este campo debido a que es una ciencia “nueva”.</text:span></text:p>
      <text:p text:style-name="P21"><text:soft-page-break/><text:span text:style-name="T1">Resultaba deseable descubrir un método para trasladar las enseñanzas extraídas de un campo de la ciencia y aplicarlo en otro sin caer en aberraciones. El planteo era ¿Cómo conseguir caracterizar los objetos de estudio de la ciencia con rasgos comunes, para que las conclusiones extraídas de ese objeto fuesen aplicables a otro objeto? A este planteo fundamental, le respondió La Teoría General De Los Sistemas. </text:span></text:p>
      <text:p text:style-name="P21"><text:span text:style-name="T1">El planteo era encontrar ese modelo general que representara fielmente a la mayor cantidad de elementos, aún no homogéneos. Se buscaba una herramienta del pensamiento, se buscaba definir rasgos generales de los distintos objetos de estudio de las distintas ciencias, para caracterizarlos en forma global.</text:span></text:p>
      <text:p text:style-name="P21"><text:span text:style-name="T1">Edurdo Bueno Campos expresa que la Teoría General de Sistemas constituye:</text:span></text:p>
      <text:list xml:id="list1220502430" text:continue-list="list837901125" text:style-name="WWNum2">
        <text:list-item>
          <text:p text:style-name="P25"><text:span text:style-name="T1">Una metodología sencilla para el mejor conocimiento de los fenómenos de la realidad.</text:span></text:p>
        </text:list-item>
        <text:list-item>
          <text:p text:style-name="P25"><text:span text:style-name="T1">Una forma de pensar que relaciona claramente lo abstracto y lo concreto, el mundo conceptual y el de la praxis.</text:span></text:p>
        </text:list-item>
        <text:list-item>
          <text:p text:style-name="P25"><text:span text:style-name="T1">Un instrumento de educación básico para cualquier área científica capas de facilitar el necesario aprendizaje en el diseño de sistemas.</text:span></text:p>
        </text:list-item>
      </text:list>
      <text:p text:style-name="P10"><text:span text:style-name="T1">En síntesis, la TGS tiene como objetivos el logro de una metodología científica de aplicación universal y al mismo tiempo un mejoramiento en los niveles de comunicación inter disciplinaria. Además permite observar al mundo real como a un conjunto de elementos independientes o fenómenos individuales inter relacionados, en los que la complejidad es un motivo de interés.</text:span></text:p>
      <text:p text:style-name="P10"><text:span text:style-name="T1">La TGS a través del análisis de las totalidades y las interacciones internas de estas y las externas con su medio, es, ya en la actualidad, una poderosa herramienta que permite la aplicación de los fenómenos que se suceden en la realidad y también hace posible la predicción de la conducta futura de esa realidad. Es pues, un enfoque que debe gustar al científico, ya que su papel, a nuestro juicio, es, justamente, el conocimiento y la explicación de la realidad o de una parte de ella (sistemas) en relación al medio que la rodea y, sobre la base de esos conocimientos, poder predecir el comportamiento de esa realidad, dadas ciertas variaciones del medio o en torno en el cual se encuentra inserta. </text:span></text:p>
      <text:p text:style-name="P11"/>
      <text:p text:style-name="P10"><text:span text:style-name="T1">Las características comunes e invariantes de los sistemas son: </text:span></text:p>
      <text:list xml:id="list1646547569" text:continue-numbering="true" text:style-name="WWNum2">
        <text:list-item>
          <text:p text:style-name="P25"><text:span text:style-name="T2">El sistema es una entidad compleja (o estructurada)</text:span></text:p>
        </text:list-item>
      </text:list>
      <text:p text:style-name="P37"><text:span text:style-name="T1">Si no existe complejidad, no hay sistemas. Por complejidad entendemos un orden relacional establecido entre numerosos elementos de distintos tipos (estructura de sistemas).</text:span></text:p>
      <text:list xml:id="list710080062" text:continue-numbering="true" text:style-name="WWNum2">
        <text:list-item>
          <text:p text:style-name="P25"><text:span text:style-name="T2">El sistema es una entidad compleja dotada de permanencia</text:span></text:p>
        </text:list-item>
      </text:list>
      <text:p text:style-name="P37"><text:span text:style-name="T1">Podemos percibir y estudiar al sistema en un cierto instante y reconocerlo ulteriormente. Esto no implica que sea inmóvil o invariable, implica solamente que tiene una cierta permanencia. O sea que sus transformaciones no son tales que no permitan reconocerlo en un instante de tiempo posterior.</text:span></text:p>
      <text:list xml:id="list1430120431" text:continue-numbering="true" text:style-name="WWNum2">
        <text:list-item>
          <text:p text:style-name="P25"><text:span text:style-name="T2">El sistema es abierto</text:span></text:p>
        </text:list-item>
      </text:list>
      <text:p text:style-name="P37"><text:span text:style-name="T1">Esto significa que tiene relaciones con otros sistemas de jerarquía superior que lo contienen. Este conjunto de sistemas se denomina ENTORNO o METASISTEMA.</text:span></text:p>
      <text:list xml:id="list1570613894" text:continue-numbering="true" text:style-name="WWNum2">
        <text:list-item>
          <text:p text:style-name="P25"><text:span text:style-name="T2">El sistema es dinámico.</text:span></text:p>
        </text:list-item>
      </text:list>
      <text:p text:style-name="P37"><text:span text:style-name="T1">Por existir en función del intercambio con un entorno, absorbe materia, energía y/o información del mismo y los transforma emitiendo productos de actividad. Por lo tanto es dinámico.</text:span></text:p>
      <text:list xml:id="list1268043520" text:continue-numbering="true" text:style-name="WWNum2">
        <text:list-item>
          <text:p text:style-name="P25"><text:soft-page-break/><text:span text:style-name="T2">El sistema tiene funcionalidad</text:span></text:p>
        </text:list-item>
      </text:list>
      <text:p text:style-name="P37"><text:span text:style-name="T1">Esto significa que teniendo estructuras y permanencia, captando y transformando ingresos, desarrolla actividades definidas en una forma permanente.</text:span></text:p>
      <text:list xml:id="list967821669" text:continue-numbering="true" text:style-name="WWNum2">
        <text:list-item>
          <text:p text:style-name="P25"><text:span text:style-name="T2">El sistema tiene regulaciones</text:span></text:p>
        </text:list-item>
      </text:list>
      <text:p text:style-name="P37"><text:span text:style-name="T1">Tanto en sus relaciones con el entorno que pertenece como las interrelaciones entre sus partes, el sistema regula sus actividades. Esto significa que contiene dispositivos de retroalimentación que permiten aumentar o disminuir sus actividades dentro de límites para evitar su propia desorganización.</text:span></text:p>
      <text:list xml:id="list1890119920" text:continue-numbering="true" text:style-name="WWNum2">
        <text:list-item>
          <text:p text:style-name="P25"><text:span text:style-name="T2">El sistema tiene reservas</text:span></text:p>
        </text:list-item>
      </text:list>
      <text:p text:style-name="P37"><text:span text:style-name="T1">Para resistir a las variaciones peligrosas en su entorno, el sistema tiene reservas de materias específicas, energía o información que permiten que sus reguladores actúen. Estas reservas son limitadas. Cuando una perturbación es tan grande que supera esta capacidad, el sistema se desequilibra, pierde el control y se destruye.</text:span></text:p>
      <text:list xml:id="list1627175709" text:continue-numbering="true" text:style-name="WWNum2">
        <text:list-item>
          <text:p text:style-name="P25"><text:span text:style-name="T2">El sistema tiene autonomía</text:span></text:p>
        </text:list-item>
      </text:list>
      <text:p text:style-name="P37"><text:span text:style-name="T1">Teniendo hasta cierto punto la capacidad de regular su estado anterior y sus relaciones con el entorno, el sistema tiene la posibilidad de elegir entre una gama de comportamientos, por lo tanto, se lo considera con un cierto grado de autonomía.</text:span></text:p>
      <text:p text:style-name="P37"><text:span text:style-name="T1">Como la gama de comportamientos es limitada, el sistema sin embargo no es independiente.</text:span></text:p>
      <text:list xml:id="list834277617" text:continue-numbering="true" text:style-name="WWNum2">
        <text:list-item>
          <text:p text:style-name="P25"><text:span text:style-name="T2">La organización del sistema tiene a ser jerárquica.</text:span></text:p>
        </text:list-item>
      </text:list>
      <text:p text:style-name="P37"><text:span text:style-name="T1">A medida que el sistema se hace más complejo, las regulaciones locales o especiales se hacen necesarias en mayor número. <text:s/>Como es necesario coordinarlas, aparecen regulaciones de regulaciones lo cual promueve una organización jerárquica.</text:span></text:p>
      <text:list xml:id="list1323192330" text:continue-numbering="true" text:style-name="WWNum2">
        <text:list-item>
          <text:p text:style-name="P25"><text:span text:style-name="T2">El sistema es evolutivo</text:span></text:p>
        </text:list-item>
      </text:list>
      <text:p text:style-name="P37"><text:span text:style-name="T1">Manifiesta una transformación paulatina en el tiempo. Tiene una génesis, un crecimiento, un período de estabilidad dinámica, una declinación y una desorganización que lo llevan a la desintegración y pérdida de la identidad.</text:span></text:p>
      <text:p text:style-name="P2"/>
      <text:list xml:id="list684242865" text:continue-list="list1800188207" text:style-name="WWNum1">
        <text:list-item>
          <text:p text:style-name="P22"><text:span text:style-name="T2">Definición de problema y tipos de problemas. </text:span><text:span text:style-name="T3"><text:s/>Parte I – Capitulo 11 – Pág. 1</text:span></text:p>
        </text:list-item>
      </text:list>
      <text:p text:style-name="P21"><text:span text:style-name="T1">Un problema es la diferencia que existe entre el estado real (ER) de una determinada situación y el estado deseado (ED) que, respecto a esa situación cada uno de nosotros espera que se cumpla.</text:span></text:p>
      <text:p text:style-name="P21"><text:span text:style-name="T1">Es justamente la diferencia entre el ER y el ED la información que necesita el actuador en los sistemas regulación, para poder realizar las acciones correspondientes. <text:s/>La variable de la referencia es el estado deseado, el objetivo que nos planteamos.</text:span></text:p>
      <text:p text:style-name="P21"><text:span text:style-name="T1">El ER de una determinada situación dependerá del observador y por lo tanto de varios factores relacionados con la capacidad de percepción y de su posterior interpretación.</text:span></text:p>
      <text:p text:style-name="P21"><text:span text:style-name="T1">Dada la baja probabilidad de que estos factores sean iguales para distintas personas, es inmediato que los ER no habrán de ser idénticos. </text:span></text:p>
      <text:p text:style-name="P21"><text:span text:style-name="T1">El ED de cada situación dependerá de los objetivos que cada observador se haya planteado y como los defina.</text:span></text:p>
      <text:p text:style-name="P21"><text:soft-page-break/><text:span text:style-name="T1">Por último, la diferencia entre el ER y el ED que depende de cada observador será inevitablemente diferente para cada uno de ellos, por lo tanto también será diferente la magnitud del problema a resolver.</text:span></text:p>
      <text:p text:style-name="P21"><text:span text:style-name="T1">Los problemas se pueden clasificar en tres tipos diferentes, dentro de los cuales podríamos identificar la mayoría de los problemas de este mundo: El problema común, El problema de mantenimiento, el problema de innovación o mejora.</text:span></text:p>
      <text:p text:style-name="P21"><text:span text:style-name="T1">El problema común es aquel en el cual el ER es inesperadamente distinto y de inferior calidad que le ED. Yo esperaba que coincidiera, pero no fue así.</text:span></text:p>
      <text:p text:style-name="P21"><text:span text:style-name="T1">Supongamos que para resolver el problema, es decir, hacer que nuevamente los ER coincidan con los ED, se realizó un estudio y se descubre que algunos parámetros se alejaron de los límites pre establecidos. Inmediatamente se realizan las correcciones pertinentes y la empresa nuevamente comienza a funcionar dentro de su cauce normal.</text:span></text:p>
      <text:p text:style-name="P21"><text:span text:style-name="T1">El problema de mantenimiento, o rutina es aquel en el que el ER se acerca casi imperceptiblemente del ED, de tal forma que si yo no hago nada al respecto durante un lapso muy corto de tiempo, tal vez no pase a mayores, pero si pasa mucho tiempo, seguramente me encontraré con un problema común. <text:s/></text:span></text:p>
      <text:p text:style-name="P21"><text:span text:style-name="T1">Si llevamos este ejemplo a la vida diaria, los seres humanos estamos constantemente resolviendo problemas de tipo 2, es decir de mantenimiento o rutina, para evitar que se conviertan en tipo 1.</text:span></text:p>
      <text:p text:style-name="P21"><text:span text:style-name="T1">El problema de innovación o mejora, son aquellos donde uno se fija un nuevo ED de mejor calidad que el anterior que ya estaba siendo alcanzado.</text:span></text:p>
      <text:p text:style-name="P3"/>
      <text:list xml:id="list1481681633" text:continue-numbering="true" text:style-name="WWNum1">
        <text:list-item>
          <text:p text:style-name="P16"><text:span text:style-name="T2">Definir y explicar al menos tres conceptos relacionados con el comportamiento dinámico de un sistema ¿Cómo se explican y aplican los mismos en una organización? </text:span><text:span text:style-name="T3">Parte II – Capitulo 1 – Pág. 4</text:span></text:p>
        </text:list-item>
      </text:list>
      <text:p text:style-name="List_20_Paragraph"><text:span text:style-name="T1">Toda organización tiene una naturaleza orgánica, por lo cual una acción que produzca cambio en una de sus unidades funcionales, con mucha probabilidad producirá cambios en todas las otras unidades del sistema. En otros términos, cualquier estimulación en cualquier unidad del sistema Organización, afectará a todas las demás unidades debido a la relación existente entre ellas (estructura). El efecto total de esos cambios o alteraciones se presentará como un ajuste del todo al sistema. El sistema siempre reaccionará globalmente a cualquier estímulo producido en cualquier parte o unidad. Existe una relación de causa y efecto entre las diferentes partes del sistema. Así, el sistema sufre cambios y el ajuste sistémico es continuo. </text:span></text:p>
      <text:list xml:id="list1579803472" text:continue-list="list1323192330" text:style-name="WWNum2">
        <text:list-item>
          <text:p text:style-name="P19"><text:span text:style-name="T1">Entradas: ingresos del sistema que constituyen la fuerza de arranque que suministra al sistema necesidades operativas.</text:span></text:p>
        </text:list-item>
        <text:list-item>
          <text:p text:style-name="P19"><text:span text:style-name="T1">Proceso: Transforma una entrada en salida. Este proceso puede recibir dos categorías, caja blanca cuando es diseñado por el administrador y se conoce como está integrado, o caja negra cuando no se conoce o no interesa el detalle del proceso.</text:span></text:p>
        </text:list-item>
        <text:list-item>
          <text:p text:style-name="P19"><text:soft-page-break/><text:span text:style-name="T1">Salida: resultados que se obtienen al procesar las entradas, son el resultado del funcionamiento del sistema o el propósito por el cual el sistema ha sido creado.</text:span></text:p>
        </text:list-item>
        <text:list-item>
          <text:p text:style-name="P19"><text:span text:style-name="T1">Retroalimentación: Se produce cuando las salidas o las influencias del contexto, vuelven a ingresar como recursos o información. </text:span></text:p>
        </text:list-item>
        <text:list-item>
          <text:p text:style-name="P19"><text:span text:style-name="T1">Límite o frontera: separa al sistema de su contexto y funciona como un filtro manteniendo un grado de autonomía e interdependencia.</text:span></text:p>
        </text:list-item>
      </text:list>
      <text:p text:style-name="P15"><text:span text:style-name="T1">De los cambios y de los ajustes continuos del sistema se derivan dos fenómenos: el de la entropía y el de la homeostasis. La entropía se interpresa como la tendencia que tienen los sistemas al desgaste, a la desintegración; donde se dice que a medida que esta aumenta, los sistemas se descomponen en estados más simples. Mientras que la homeóstasis significa; equilibrio dinámico entre las partes del sistema. Los sistemas tienen una tendencia a adaptarse con el fin de alcanzar un equilibrio interno frente a los cambios externos del medio ambiente. </text:span></text:p>
      <text:list xml:id="list1261813085" text:continue-list="list1481681633" text:style-name="WWNum1">
        <text:list-item>
          <text:p text:style-name="P16"><text:span text:style-name="T2">¿Qué es el conocimiento? Explicar el ciclo datos-conocimiento. </text:span><text:span text:style-name="T3">Parte II – Capitulo 12 – Pág.2</text:span></text:p>
        </text:list-item>
      </text:list>
      <text:p text:style-name="List_20_Paragraph"><text:span text:style-name="T1">El conocimiento es una capacidad humana. Su transmisión implica un proceso intelectual de enseñanza y aprendizaje. Transmitir una información es fácil, mucho más que transmitir conocimiento. Esto implica que gestionar conocimiento quiere decir ayudar a personas a realizar esta actividad.</text:span></text:p>
      <text:p text:style-name="List_20_Paragraph"><text:span text:style-name="T1">El conocimiento da valor a la información, le proporciona sentido, siendo a su vez aquella el vehículo que permite acceder a nuevo conocimiento.</text:span></text:p>
      <text:p text:style-name="List_20_Paragraph"><text:span text:style-name="T1">En síntesis, la información se lleva a cabo por una acción del sujeto que une elementos objetivos (datos y estímulos sensoriales) y subjetivos (estructuras interpretativas del sujeto). Ahora bien, para que se produzca el conocimiento es indispensable realizar no solo la estructuración e interpretación de símbolos, sino otra serie de actividades más complejas. Es indispensable no solo la decodificación de símbolos, sino la memorización, el análisis, que permite identificar los elementos constituyentes de lo que se está conociendo y sus relaciones como partes del todo; la síntesis en la cual se vuelven a reunir en un todo aquello que se fragmentó y descubrir las relaciones del todo con las partes.</text:span></text:p>
      <text:p text:style-name="List_20_Paragraph"><text:span text:style-name="T1">Utilizando el pensamiento de Piaget, el conocimiento es construido por el sujeto con base en la asimilación, integración y reorganización de estructuras que le permiten interpretar el mundo e interactuar con él.</text:span></text:p>
      <text:p text:style-name="List_20_Paragraph"><text:span text:style-name="T1">El siguiente dibujo ilustra el ciclo que parte de los datos hasta llegar al conocimiento:</text:span></text:p>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
      <text:p text:style-name="List_20_Paragraph"><text:span text:style-name="T1">El conocimiento constituye el activo más valioso de cualquier organización. La competitividad de las empresas y la eficacia de las administraciones públicas dependen de que este conocimiento pueda preservarse y utilizarse de forma eficiente. Esto es, realizar lo que se denomina “la Gestión del conocimiento” dentro de las organizaciones. Se entiende como tal el arte de crear valor a partir de los activos intangibles de una organización. Está relacionada con el uso de la información estratégica para conseguir los objetivos del negocio. Es la actividad de creación de un entorno social e infraestructura para que el conocimiento pueda ser accedido compartido y creado. Todo esto pone al alcance del empleado la información necesaria en el momento preciso para que su actividad sea más efectiva. <text:s/></text:span></text:p>
      <text:list xml:id="list1601341018" text:continue-numbering="true" text:style-name="WWNum1">
        <text:list-item>
          <text:p text:style-name="P16"><text:span text:style-name="T2">¿Cuáles son los tipos de conocimiento dentro de una organización? Explicar cómo se realiza la gestión del mismo y qué ventajas tiene dicha gestión. </text:span><text:span text:style-name="T3">Parte II – Capitulo 12 – Pág.5 y Pág 11</text:span></text:p>
        </text:list-item>
      </text:list>
      <text:p text:style-name="List_20_Paragraph"><text:span text:style-name="T1">En una organización, es importante analizar el proceso de creación de conocimiento y su relevancia en la toma de decisiones, así como determinar el papel que tienen los sistemas de información en la Organización, y como estos pueden influenciar en el proceso de creación del conocimiento. </text:span></text:p>
      <text:p text:style-name="List_20_Paragraph"><text:span text:style-name="T1">La creación del Conocimiento Organizacional es la capacidad que tienen las Organizaciones para generar nuevo conocimiento, llevarlo a sus empleados y </text:span><text:soft-page-break/><text:span text:style-name="T1">materializarlo en acciones que lleven a nuevos productos, servicios o sistemas de producción mejores. </text:span></text:p>
      <text:p text:style-name="List_20_Paragraph"><text:span text:style-name="T1">En la creación del conocimiento, hay una gran diferencia entre las empresas occidentales y las orientales aunque la diferencia se ha estrechado con el tiempo. La visión occidental, se ha enfocado mucho más en el conocimiento Explícito en tanto el oriental se ha enfocado mucho más en el conocimiento Tácito.</text:span></text:p>
      <text:p text:style-name="List_20_Paragraph"><text:span text:style-name="T1">El conocimiento explícito en pocas palabras es el que puede ser explicado con palabras, números, formulas científicas, procedimientos establecidos, especificaciones, etc. Por lo que es mucho más fácil de aprenderlo y transmitirlo.</text:span></text:p>
      <text:p text:style-name="List_20_Paragraph"><text:span text:style-name="T1">Por otra parte el conocimiento Tácito es el que viene de las intuiciones, experiencia individual, es la experiencia que adquiere un artesano <text:s/>con los años o cualquier trabajador al trabajar mucho tiempo en el mismo oficio, son los esquemas y modelos mentales, percepciones que cada persona tiene; dado que cada quien tiene una percepción de la realidad así como la del futuro. Esto hace que sea un conocimiento difícil de transmitir y de plasmar en documentos formales. Los dos tipos de conocimientos son complementarios, pero una organización no puede explotar al máximo el conocimiento tácito mientras este no se convierta en conocimiento explicito, por lo que es muy importante para las organizaciones fomentar el proceso de conversión de conocimiento <text:s/>tácito en explícito, con el que se puede impulsar la innovación y el desarrollo de nuevos productos. </text:span></text:p>
      <text:p text:style-name="List_20_Paragraph"><text:span text:style-name="T1">Por supuesto, que en una organización no es suficiente solo crear, sino que es necesario gestionar lo que se creó. Entendemos que la gestión del conocimiento es un concepto aplicado en las Organizaciones, que buscan transferir el conocimiento y la experiencia existente entre sus miembros, de modo que pueda ser utilizado como un recurso disponible para otros en la misma Organización.</text:span></text:p>
      <text:p text:style-name="List_20_Paragraph"><text:span text:style-name="T1">Usualmente el proceso de gestión implica técnicas para capturar, organizar, almacenar el conocimiento de los trabajadores de una organización para transformarlo en un activo intelectual que preste beneficios y se pueda compartir.</text:span></text:p>
      <text:p text:style-name="List_20_Paragraph"><text:span text:style-name="T1">En la actualidad, las tecnologías de información permiten contar con herramientas que apoyan la gestión del conocimiento en las Organizaciones, contribuyendo a la recolección, la transferencia, la seguridad y la administración sistemática de la información, junto con los sistemas diseñados para ayudar a hacer el mejor uso de ese conocimiento. </text:span></text:p>
      <text:p text:style-name="List_20_Paragraph"><text:span text:style-name="T1">En síntesis, la gestión del conocimiento debe ser entendida como la instancia de gestión mediante el cual se obtiene, despliega o utiliza una variedad de recursos básicos para apoyar el desarrollo del conocimiento dentro de la organización. Es por ello que entender como estructurar las iniciativas de gestión del conocimiento generara una ventaja a la hora de considerar al conocimiento dentro de la estrategia de la organización. La gestión del conocimiento pretende poner al </text:span><text:soft-page-break/><text:span text:style-name="T1">alcance de cada empleado la información que necesita en el momento preciso para que su actividad sea efectiva.</text:span></text:p>
      <text:p text:style-name="P17"/>
      <text:p text:style-name="List_20_Paragraph"><text:span text:style-name="T1"><text:s/>// </text:span><text:span text:style-name="T3">El proceso de gestión del conocimiento explicado en el Capítulo 12 – Pág. 13</text:span></text:p>
      <text:p text:style-name="P17"/>
      <text:list xml:id="list814118195" text:continue-numbering="true" text:style-name="WWNum1">
        <text:list-item>
          <text:p text:style-name="P16"><text:span text:style-name="T2">¿Qué es un proceso? ¿Cómo funciona una organización orientada <text:s/>a procesos? <text:s/>Tipos de procesos dentro de una organización. Mapa de procesos. Relación procesos-función. </text:span><text:span text:style-name="T3"><text:s/>Parte II – Capitulo 4 – Pág.3 <text:s/>y Capitulo 5 – Pág.6</text:span></text:p>
        </text:list-item>
      </text:list>
      <text:p text:style-name="List_20_Paragraph"><text:span text:style-name="T1">Se define como proceso, a un conjunto de uno o más procedimientos o actividades directamente ligadas, que colectivamente realizan un objetivo del negocio, normalmente dentro del contexto de una estructura organizacional que define roles funcionales y relaciones entre los mismos.</text:span></text:p>
      <text:p text:style-name="P17"/>
      <text:p text:style-name="List_20_Paragraph"><text:span text:style-name="T1">Las actuaciones a emprender por parte de la organización para dotar de un enfoque basado en procesos a su sistema de gestión, se pueden agregar en cuatro grandes pasos:</text:span></text:p>
      <text:p text:style-name="P17"/>
      <text:p text:style-name="List_20_Paragraph"><text:span text:style-name="T1">1° La identificación y secuencia de los procesos. </text:span></text:p>
      <text:p text:style-name="List_20_Paragraph"><text:span text:style-name="T1">La manera más representativa de reflejar los procesos identificados y sus interrelaciones es precisamente a través de un mapa de procesos, que viene a ser la representación gráfica de la estructura de procesos que conforman el sistema de gestión. La agrupación de los procesos dentro del mapa permite establecer analogías entre procesos, al tiempo que facilita la interrelación y la interpretación del mapa en su conjunto. El tipo de agrupación puede y debe ser establecido por la propia organización. Considerando la agrupación elegida por la organización, el mapa de procesos debe incluir de manera particular los procesos identificados y seleccionados, planteándose la incorporación de dichos procesos en las agrupaciones definidas. </text:span></text:p>
      <text:p text:style-name="List_20_Paragraph"><text:span text:style-name="T1">Para establecer adecuadamente las interrelaciones entre los procesos es fundamental reflexionar acerca de qué salidas produce cada proceso y hacia quien va, qué entradas necesita el proceso y de dónde vienen y que recursos consume el procesos y de donde proceden.</text:span></text:p>
      <text:p text:style-name="P17"/>
      <text:p text:style-name="List_20_Paragraph"><text:span text:style-name="T1">2° La descripción de cada uno de los procesos.</text:span></text:p>
      <text:p text:style-name="P17"><text:soft-page-break/></text:p>
      <text:p text:style-name="List_20_Paragraph"><text:span text:style-name="T1">3° El seguimiento y la medición para conocer los resultados que obtienen.</text:span></text:p>
      <text:p text:style-name="P17"/>
      <text:p text:style-name="List_20_Paragraph"><text:span text:style-name="T1">4° La mejora de los procesos con base en el seguimiento y medición realizados.</text:span></text:p>
      <text:p text:style-name="P17"/>
      <text:p text:style-name="List_20_Paragraph"><text:span text:style-name="T1">Una organización puede ser vista vertical u horizontalmente. La visión horizontal de la Organización nos lleva a observar el recorrido de la secuencia de actividades (procesos) que conducen a la generación del bien o servicio que el cliente/ciudadano valora. La visión vertical, que se desprende de las Organizaciones piramidales jerárquicas, puede inducirnos a dar mayor relevancia a las divisiones en funciones (las cuales son fácilmente observables a partir de una sola lectura del organigrama) en detrimento de la posibilidad de identificar los procesos que no siempre son tan “obvios”. Se perdería asi la posibilidad de realizar una mejoría del sistema.</text:span></text:p>
      <text:p text:style-name="P17"/>
      <text:p text:style-name="List_20_Paragraph"><text:span text:style-name="T1">Para conocer y analizar una Organización y producir mejoras en su funcionamiento, es imprescindible determinar claramente los procesos que la componen y sus características principales. En decir, es necesario conocer en forma precisa cuales son los procesos que se desarrollan en la organización, diferenciando entre ellos que constribuyen directamente a cumplir su misión y objetivos y los que apoyan y facilitan a los primeros. Utilizando este criterio para diferencias características principales, la clasificación de procesos es la siguiente:</text:span></text:p>
      <text:list xml:id="list1862304962" text:continue-list="list1579803472" text:style-name="WWNum2">
        <text:list-item>
          <text:p text:style-name="P19"><text:span text:style-name="T1">Operativos (Primarios).</text:span></text:p>
        </text:list-item>
        <text:list-item>
          <text:p text:style-name="P19"><text:span text:style-name="T1">Estratégicos o de gestión. </text:span></text:p>
        </text:list-item>
        <text:list-item>
          <text:p text:style-name="P19"><text:span text:style-name="T1">Procesos de apoyo (secundarios).</text:span></text:p>
        </text:list-item>
      </text:list>
      <text:p text:style-name="P6"><text:span text:style-name="T5">Procesos Operativos, Primarios o de Cliente/Ciudadano</text:span></text:p>
      <text:p text:style-name="P6"><text:span text:style-name="T1">Son aquellos procesos que conducen directamente al cumplimiento de los objetivos o finalidad de la Organización, dando por resultado un producto (bien o servicio) que es recibido por un cliente/ciudadano externo. Tiene las siguientes características:</text:span></text:p>
      <text:list xml:id="list198165623" text:continue-numbering="true" text:style-name="WWNum2">
        <text:list-item>
          <text:list>
            <text:list-item>
              <text:p text:style-name="P19"><text:span text:style-name="T1">Si el proceso falla, el primero en recibir el impacto y enterarse es el destinatario final (Cliente/ciudadano).</text:span></text:p>
            </text:list-item>
            <text:list-item>
              <text:p text:style-name="P19"><text:soft-page-break/><text:span text:style-name="T1">La definición, alcance y proyección de estos procesos están determinados primordialmente por la visión desde el cliente/ciudadano, esto es: según sus necesidades y expectativas.</text:span></text:p>
            </text:list-item>
            <text:list-item>
              <text:p text:style-name="P19"><text:span text:style-name="T1">Generalmente están identificados con los productos finales (Bienes o Servicios) generados en la Organización, por lo que acompañan el ciclo de vida de dichos productos (deben modificarse si los requerimientos de los productos cambian o desaparecen si dejan de requerirse).</text:span></text:p>
            </text:list-item>
            <text:list-item>
              <text:p text:style-name="P19"><text:span text:style-name="T1">En Organizaciones con una visión orientada al Cliente/Ciudadano, estos procesos poseen una mayor asignación de recursos humanos y financieros.</text:span></text:p>
            </text:list-item>
            <text:list-item>
              <text:p text:style-name="P19"><text:span text:style-name="T1">Su relación directa con la misión y Objetivos de la Organización los coloca en la prioridad para su mejora, en relación al resto de los procesos y actividades de dicha Organización.</text:span></text:p>
            </text:list-item>
          </text:list>
        </text:list-item>
      </text:list>
      <text:p text:style-name="P17"/>
      <text:p text:style-name="List_20_Paragraph"><text:span text:style-name="T5">Procesos de apoyo, Secundarios o Administrativos</text:span></text:p>
      <text:p text:style-name="List_20_Paragraph"><text:span text:style-name="T1">Aunque pueden ser invisibles para el destinatario final (Cliente/Ciudadano), su existencia y operatividad aseguran que los objetivos de los procesos primarios se cumplan. En muchos casos de los conoce como <text:s/>“de apoyo”, denominación que evidencia su finalidad: aportar sustentabilidad operativa <text:s/>a los procesos primarios y así lograr la satisfacción de los clientes. </text:span></text:p>
      <text:p text:style-name="List_20_Paragraph"><text:span text:style-name="T1">Los procesos de apoyo, secundarios o administrativos cumplen, en general con las siguientes características: </text:span></text:p>
      <text:list xml:id="list822085992" text:style-name="WWNum4">
        <text:list-item>
          <text:p text:style-name="P20"><text:span text:style-name="T1">Se desprenden del análisis y el diseño de los procesos primarios. Es decir, cuando se implementan los elementos operativos dirigidos al cliente/ciudadano, surgen como parte indispensable para sustentar el desarrollo de los mismos.</text:span></text:p>
        </text:list-item>
        <text:list-item>
          <text:p text:style-name="P20"><text:span text:style-name="T1">Su falla puede producir algún impacto en el cliente/ciudadano pero solo en forma indirecta, es decir como consecuencia de su incidencia negativa en el desarrollo de las actividades de los procesos primarios.</text:span></text:p>
        </text:list-item>
        <text:list-item>
          <text:p text:style-name="P20"><text:span text:style-name="T1">Generalmente están relacionados con los clientes internos y su alcance y grado de eficiencia es monitoreado primordialmente por los recursos humanos de la Organización.</text:span></text:p>
        </text:list-item>
        <text:list-item>
          <text:p text:style-name="P20"><text:span text:style-name="T1">Por influencias de las tecnologías de la información son, en general, los primeros en automatizarse y auto controlarse y su bien su importancia relativa los hace perder peso en la lista de prioridades para la mejora, frecuentemente encierran importantes costos de no calidad en las Organizaciones.</text:span></text:p>
        </text:list-item>
      </text:list>
      <text:p text:style-name="P4"><text:soft-page-break/><text:span text:style-name="T5">Procesos estratégicos o de Gestión</text:span></text:p>
      <text:p text:style-name="P4"><text:span text:style-name="T1">Su finalidad es la de monitorear y evaluar los avances y la eficiencia de la Organización, vista como un conjunto de procesos interrelacionados para lograr un determinado Objetivo. Facilitan y apoyan los procesos relacionados directamente con los clientes/ciudadanos. Para diferenciarlos de los procesos de apoyo o administrativos, es importante destacar que rara vez están relacionados con la operatividad diaria sino que son más atemporales y desarrollados en el tiempo.</text:span></text:p>
      <text:p text:style-name="P4"><text:span text:style-name="T1">Los procesos estratégicos o de gestión presentan, en general, las siguientes características:</text:span></text:p>
      <text:list xml:id="list532660495" text:style-name="WWNum7">
        <text:list-item>
          <text:p text:style-name="P30"><text:span text:style-name="T1">Las actividades y el desarrollo son llevadas adelante por personal con responsabilidades jerárquicas relacionadas con la alta dirección.</text:span></text:p>
        </text:list-item>
        <text:list-item>
          <text:p text:style-name="P30"><text:span text:style-name="T1">Aunque las actividades mejor identificadas con este tipo de proceso, estén adecuadas con el planeamiento, el control, la asignación de recursos y la definición de objetivos, su misión también se centra en coordinar y cohesionar el resto de los procesos, tareas y actividades de la organización.</text:span></text:p>
        </text:list-item>
        <text:list-item>
          <text:p text:style-name="P30"><text:span text:style-name="T1">Dentro de todos los procesos de gestión conocidos, los más importantes son los relacionados con el planeamiento estratégico, la fijación de objetivos, la asignación de recursos. Esto implica que gran parte de su actividad se concentra en recolectar información valiosa y clave, establecer pautas de asociación/interrelación entre distintos procesos, comprometer y rever estrategias y rumbos, monitorear resultados y difundir los mismos a todos los integrantes de la organización. </text:span></text:p>
        </text:list-item>
        <text:list-item>
          <text:p text:style-name="P30"><text:span text:style-name="T1">La retroalimentación de información interna y externa es la materia prima más importante de estos procesos.</text:span></text:p>
        </text:list-item>
      </text:list>
      <text:p text:style-name="P5"/>
      <text:list xml:id="list934139090" text:continue-list="list814118195" text:style-name="WWNum1">
        <text:list-item>
          <text:p text:style-name="P16"><text:span text:style-name="T2">En una organización ¿Qué es la calidad? ¿Cuál es la relación entre la calidad y los procesos? ¿Cómo interviene el ciudadano? ¿Cómo se mide o certifica la calidad? </text:span><text:span text:style-name="T3">Parte II – Capitulo 8 – Pág.3</text:span></text:p>
        </text:list-item>
      </text:list>
      <text:p text:style-name="List_20_Paragraph"><text:span text:style-name="T1">La calidad se puede definir como “el cumplimiento de los requisitos” y no como lo “bueno”. Esto significa hacer las cosas bien desde un principio. La calidad no es otra cosa que cumplir con los objetivos del cliente/ciudadano; por lo tanto la planificación de la calidad implica lograr una buena comprensión de los requisitos, una buena comprensión de los recursos y un buen plan de ataque para lograr un resultado aceptable por el cliente/ciudadano, de manera económica.</text:span></text:p>
      <text:p text:style-name="List_20_Paragraph"><text:span text:style-name="T1">Para alcanzar la calidad del servicio se requiere desarrollar, individual e institucionalmente, una filosofía que considere al cliente/ciudadano o usuario y sus necesidades, como el fundamento para facilitar la identificación de los servicios.</text:span></text:p>
      <text:p text:style-name="P21"><text:span text:style-name="T1">Para que una Organización se inicie en un proyecto <text:s/>de atención con calidad a sus clientes/ciudadanos, debe tomar en cuenta <text:s/>revisar y/o modificar los siguientes elementos:</text:span></text:p>
      <text:list xml:id="list334492771" text:continue-list="list198165623" text:style-name="WWNum2">
        <text:list-item>
          <text:p text:style-name="P25"><text:span text:style-name="T1">La misión y los objetivos de la Organización.</text:span></text:p>
        </text:list-item>
        <text:list-item>
          <text:p text:style-name="P25"><text:span text:style-name="T1">Identificar los servicios y sus objetivos.</text:span></text:p>
        </text:list-item>
        <text:list-item>
          <text:p text:style-name="P25"><text:span text:style-name="T1">Conocer a sus clientes/ciudadanos.</text:span></text:p>
        </text:list-item>
        <text:list-item>
          <text:p text:style-name="P25"><text:span text:style-name="T1">Identificar las necesidades del cliente/ciudadano.</text:span></text:p>
        </text:list-item>
        <text:list-item>
          <text:p text:style-name="P25"><text:soft-page-break/><text:span text:style-name="T1">Definir y conocer los estándares de los servicios.</text:span></text:p>
        </text:list-item>
        <text:list-item>
          <text:p text:style-name="P25"><text:span text:style-name="T1">Contar con las condiciones básicas para el desarrollo del servicio. </text:span></text:p>
        </text:list-item>
        <text:list-item>
          <text:p text:style-name="P25"><text:span text:style-name="T1">Capacitación adecuada de su personal para la prestación del servicio.</text:span></text:p>
        </text:list-item>
      </text:list>
      <text:p text:style-name="P10"><text:span text:style-name="T1">Iniciar un proceso de administración de la calidad en el servicio es simple, ya que bajo el principio de que “todo lo que se hace, es mejorable”, su fundamento radica en hacerlo cada vez mejor, más rápido y más barato. En este punto la tecnología realiza su aporte más importante. </text:span></text:p>
      <text:p text:style-name="P10"><text:span text:style-name="T1">Para que una organización ponga en práctica este fundamento, requiere de sus procesos para el otorgamiento de servicios, se orienten y consideren los siguientes principios:</text:span></text:p>
      <text:list xml:id="list987091817" text:continue-numbering="true" text:style-name="WWNum2">
        <text:list-item>
          <text:p text:style-name="P25"><text:span text:style-name="T1">Orientacion al Cliente/ciudadano</text:span></text:p>
        </text:list-item>
        <text:list-item>
          <text:p text:style-name="P25"><text:span text:style-name="T1">Sistemático.</text:span></text:p>
        </text:list-item>
        <text:list-item>
          <text:p text:style-name="P25"><text:span text:style-name="T1">Oportuno.</text:span></text:p>
        </text:list-item>
        <text:list-item>
          <text:p text:style-name="P25"><text:span text:style-name="T1">Util.</text:span></text:p>
        </text:list-item>
        <text:list-item>
          <text:p text:style-name="P25"><text:span text:style-name="T1">Medible.</text:span></text:p>
        </text:list-item>
        <text:list-item>
          <text:p text:style-name="P25"><text:span text:style-name="T1">Participativo.</text:span></text:p>
        </text:list-item>
        <text:list-item>
          <text:p text:style-name="P25"><text:span text:style-name="T1">Flexible.</text:span></text:p>
        </text:list-item>
      </text:list>
      <text:p text:style-name="P10"><text:span text:style-name="T1">En la aplicación de estos principios, las acciones del personal son eslabones vitales en la cadena de otorgamiento de los servicios y por tanto, en la satisfacción de los usuarios (clientes/ciudadanos). En este sentido es importante revisar el proceso que implica la prestación del servicio, reconociendo que <text:s/>en cada paso del proceso existen clientes dentro de la organización o institución (Usuarios internos) que esperan que el paso anterior haya sido realizado adecuadamente hasta finalmente llegar al destinatario último o cliente externo.</text:span></text:p>
      <text:p text:style-name="P10"><text:span text:style-name="T1">La revisión del proceso a través del cual se presta el servicio exige tener un amplio conocimiento de dos aspectos fundamentales: por una parte el proceso técnico de trabajo y por otra, la influencia de las personas que participan en el otorgamiento de los servicios: ámbito técnico y ámbito personal.</text:span></text:p>
      <text:p text:style-name="P10"><text:span text:style-name="T1">Bajo esta perspectiva, y para estar en condiciones de prestar un servicio con calidad, es importante que la organización proporcione a los prestadores de servicio, los elementos necesarios para desarrollar en forma adecuada la función que les corresponde. Se requiere un proceso de formación permanente para desarrollas los conocimientos, habilidades, destrezas y actitudes para orientar, a todo el personal, en la estrategia de atención al usuario para lograr su satisfacción.</text:span></text:p>
      <text:p text:style-name="P10"><text:span text:style-name="T1">Se clasifica el diagrama de interacción entre los tres elementos básicos que conforman el triángulo para lograr la calidad de los servicios: <text:s/>la definición clara de una estrategia institucional para orientar la prestación de los servicios, la clarificación de los procesos de trabajo y un plan de formación del personal, que debe funcionar conjuntamente para mantener el servicio de alto nivel de calidad.</text:span></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0"><text:span text:style-name="T1">Estrategia del servicio: Establece el plan de acción para mejorar la calidad de los servicios.</text:span></text:p>
      <text:p text:style-name="P10"><text:span text:style-name="T1">Definición de los procesos: Revisar los procesos de trabajo para la prestación de los servicios rediseñarlos.</text:span></text:p>
      <text:p text:style-name="P10"><text:span text:style-name="T1">Formación del personal: Desarrollar programas de capacitación para la profesionalización y desarrollo de personal.</text:span></text:p>
      <text:p text:style-name="P10"><text:span text:style-name="T1">El Organismo Internacional de Normalización (ISO) define la normalización como “el proceso de formular y aplicar reglas con el propósito de realizar en orden una actividad específica para el beneficio y con la obtención de una economía de conjunto óptimo teniendo en cuenta las características funcionales y los requisitos de seguridad”.</text:span></text:p>
      <text:p text:style-name="P10"><text:span text:style-name="T1">Una norma es un documento establecido por consenso y aprobado por un organismo <text:s/>reconocido, que proporciona para uso común y repetido, reglas directrices o características para ciertas actividades o sus resultados, con el fin de conseguir un grado óptimo en un contexto dado. Las normas pueden clasificarse en normas nacionales, regionales e internacionales.</text:span></text:p>
      <text:p text:style-name="P10"><text:span text:style-name="T1">Si la normalización es el proceso por el que las características de un producto o servicio quedan reflejadas en un documento denominado Norma, la certificación es el resultado de un proceso por el que los evaluadores o auditores de una entidad de certificación examinan la conformidad del producto/servicio o sistema de gestión de acuerdo a los requisitos de la norma. Si existe conformidad, se emite un documento público, un certificado, que da fe del resultado del examen. </text:span></text:p>
      <text:p text:style-name="P10"><text:span text:style-name="T1">Por lo tanto, un certificado de calidad es un documento en el que una entidad de certificación declara la conformidad de un producto, servicio o un sistema de gestión, con una determinada norma o documento de referencia. </text:span></text:p>
      <text:p text:style-name="P18"/>
      <text:p text:style-name="P17"/>
      <text:p text:style-name="List_20_Paragraph"><text:span text:style-name="T3"><text:s/></text:span></text:p>
      <text:p text:style-name="P1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A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AR" style:letter-kerning="true" style:font-name-asian="WenQuanYi Micro Hei"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Text_20_body_20_indent" style:display-name="Text body indent" style:family="paragraph" style:parent-style-name="Standard" style:default-outline-level="" style:class="text">
      <style:paragraph-properties fo:margin="100%" fo:margin-left="0.499cm" fo:margin-right="0cm" fo:margin-top="0cm" fo:margin-bottom="0.212cm" fo:text-indent="0cm" style:auto-text-indent="false"/>
    </style:style>
    <style:style style:name="Body_20_Text_20_First_20_Indent_20_2" style:display-name="Body Text First Indent 2" style:family="paragraph" style:parent-style-name="Text_20_body_20_indent" style:default-outline-level="">
      <style:paragraph-properties fo:margin="100%" fo:margin-left="0.635cm" fo:margin-right="0cm" fo:margin-top="0cm" fo:margin-bottom="0.353cm" fo:text-indent="0.635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style style:name="Sangría_20_de_20_texto_20_normal_20_Car" style:display-name="Sangría de texto normal Car" style:family="text" style:parent-style-name="Default_20_Paragraph_20_Font"/>
    <style:style style:name="Texto_20_independiente_20_primera_20_sangría_20_2_20_Car" style:display-name="Texto independiente primera sangría 2 Car" style:family="text" style:parent-style-name="Sangría_20_de_20_texto_20_normal_20_Car"/>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F"/>
    </style:style>
    <style:style style:name="ListLabel_20_3" style:display-name="ListLabel 3"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text:style-name="ListLabel_20_2" style:num-suffix="." style:num-format="a">
        <style:list-level-properties text:list-level-position-and-space-mode="label-alignment">
          <style:list-level-label-alignment text:label-followed-by="listtab" fo:text-indent="-0.635cm" fo:margin-left="3.17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3.12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border-line-width-bottom="0.106cm 0.035cm 0.026cm" fo:padding-left="0cm" fo:padding-right="0cm" fo:padding-top="0cm" fo:padding-bottom="0.035cm" fo:border-left="none" fo:border-right="none" fo:border-top="none" fo:border-bottom="3pt double #622423"/>
    </style:style>
    <style:style style:name="MP2" style:family="paragraph" style:parent-style-name="Footer">
      <style:paragraph-properties fo:text-align="end" style:justify-single-word="false"/>
    </style:style>
    <style:style style:name="MT1" style:family="text">
      <style:text-properties style:font-name="Cambria" fo:font-size="16pt" style:font-size-asian="16pt" style:font-name-complex="F" style:font-size-complex="16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Sistemas y Organizaciones</text:span></text:p>
        <text:p text:style-name="Header"/>
      </style:header>
      <style:footer>
        <text:p text:style-name="MP2"><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stemas y Organizaciones</dc:title>
    <meta:initial-creator>Stefanía Ive</meta:initial-creator>
    <meta:editing-cycles>7</meta:editing-cycles>
    <meta:creation-date>2013-10-24T20:34:00</meta:creation-date>
    <dc:date>2013-12-05T22:22:04</dc:date>
    <meta:editing-duration>PT2M52S</meta:editing-duration>
    <meta:generator>LibreOffice/3.5$Linux_X86_64 LibreOffice_project/350m1$Build-2</meta:generator>
    <meta:document-statistic meta:table-count="1" meta:image-count="0" meta:object-count="0" meta:page-count="46" meta:paragraph-count="505" meta:word-count="17409" meta:character-count="97243" meta:non-whitespace-character-count="94275"/>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